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6.02cm"/>
    </style:style>
    <style:style style:name="co2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6.742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0.908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41cm"/>
    </style:style>
    <style:style style:name="co12" style:family="table-column">
      <style:table-column-properties fo:break-before="auto" style:column-width="6.436cm"/>
    </style:style>
    <style:style style:name="co13" style:family="table-column">
      <style:table-column-properties fo:break-before="auto" style:column-width="6.077cm"/>
    </style:style>
    <style:style style:name="co14" style:family="table-column">
      <style:table-column-properties fo:break-before="auto" style:column-width="2.275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ackground-color="transparen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/>
    </style:style>
    <style:style style:name="T2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a1a1a" style:text-outline="false" style:text-line-through-styl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4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4" office:value-type="percentage" office:value="0.519">
            <text:p>51.90%</text:p>
          </table:table-cell>
          <table:table-cell/>
          <table:table-cell table:style-name="ce4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5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3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4]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6]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9"/>
          <table:table-cell table:formula="of:=[.B7]" office:value-type="float" office:value="0.64">
            <text:p>0.64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9"/>
          <table:table-cell table:formula="of:=[.B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9"/>
          <table:table-cell table:style-name="ce2" table:formula="of:=SUM([.N3:.N10])" office:value-type="float" office:value="46.64">
            <text:p>46.6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6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1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6"/>
          <table:table-cell table:style-name="ce16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9"/>
          <table:table-cell table:formula="of:=[.N11] - [.N9] - [.N10]" office:value-type="float" office:value="18.64">
            <text:p>18.64</text:p>
          </table:table-cell>
          <table:table-cell table:number-columns-repeated="101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9"/>
          <table:table-cell table:formula="of:=100 - [.N3]" office:value-type="float" office:value="99">
            <text:p>99</text:p>
          </table:table-cell>
          <table:table-cell table:number-columns-repeated="101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9"/>
          <table:table-cell table:formula="of:=[.B19]" office:value-type="float" office:value="7">
            <text:p>7</text:p>
          </table:table-cell>
          <table:table-cell table:number-columns-repeated="101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9"/>
          <table:table-cell table:formula="of:=[.B20]" office:value-type="float" office:value="1.28">
            <text:p>1.2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style-name="ce2" table:formula="of:=SUM([.N17:.N20])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6" office:value-type="percentage" office:value="0.8">
            <text:p>80.00%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24]" office:value-type="percentage" office:value="0.8">
            <text:p>80.00%</text:p>
          </table:table-cell>
          <table:table-cell table:style-name="ce10" table:number-columns-repeated="1010"/>
        </table:table-row>
        <table:table-row table:style-name="ro1">
          <table:table-cell table:style-name="ce7"/>
          <table:table-cell table:style-name="ce10" table:number-columns-repeated="10"/>
          <table:table-cell/>
          <table:table-cell table:style-name="ce10" table:number-columns-repeated="101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9"/>
          <table:table-cell table:formula="of:=[.N21]" office:value-type="float" office:value="125.92">
            <text:p>125.92</text:p>
          </table:table-cell>
          <table:table-cell table:number-columns-repeated="101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9"/>
          <table:table-cell table:formula="of:=[.B28]" office:value-type="float" office:value="75">
            <text:p>75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9"/>
          <table:table-cell table:style-name="ce2" table:formula="of:=SUM([.N27:.N28])" office:value-type="float" office:value="200.92">
            <text:p>200.9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3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4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9"/>
          <table:table-cell/>
          <table:table-cell table:style-name="ce10"/>
          <table:table-cell table:style-name="ce10" table:formula="of:=[.B35]" office:value-type="float" office:value="0.22">
            <text:p>0.22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6]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7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style-name="ce10" table:formula="of:=[.B38]" office:value-type="float" office:value="1.2">
            <text:p>1.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9"/>
          <table:table-cell table:style-name="ce2" table:formula="of:=SUM([.N33:.N38])" office:value-type="float" office:value="25.06">
            <text:p>25.0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5.5">
            <text:p>5.5</text:p>
          </table:table-cell>
          <table:table-cell table:number-columns-repeated="101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0]"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9"/>
          <table:table-cell table:formula="of:=[.B51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52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9"/>
          <table:table-cell table:formula="of:=[.B53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office:value-type="string">
            <text:p>PIC Input Protection Diode leakage – 3x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54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43:.B54])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style-name="ce2" table:formula="of:=SUM([.N43:.N54])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IC (Asleep)</text:p>
          </table:table-cell>
          <table:table-cell table:formula="of:=[.B55]" office:value-type="float" office:value="38.24">
            <text:p>38.24</text:p>
          </table:table-cell>
          <table:table-cell/>
          <table:table-cell table:style-name="Default"/>
          <table:table-cell table:number-columns-repeated="9"/>
          <table:table-cell table:formula="of:=[.N55]" office:value-type="float" office:value="36.44">
            <text:p>36.44</text:p>
          </table:table-cell>
          <table:table-cell table:number-columns-repeated="1010"/>
        </table:table-row>
        <table:table-row table:style-name="ro1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office:value-type="float" office:value="950">
            <text:p>95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59:.B60])" office:value-type="float" office:value="1688.24">
            <text:p>1688.24</text:p>
          </table:table-cell>
          <table:table-cell table:number-columns-repeated="11"/>
          <table:table-cell table:style-name="ce2" table:formula="of:=SUM([.N59:.N60])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 office:value-type="string">
            <text:p>uA</text:p>
          </table:table-cell>
          <table:table-cell table:style-name="ce10" table:number-columns-repeated="1010"/>
        </table:table-row>
        <table:table-row table:style-name="ro1">
          <table:table-cell office:value-type="string">
            <text:p>PIC (Awake – HFINTOSC)</text:p>
          </table:table-cell>
          <table:table-cell table:formula="of:=[.B61]" office:value-type="float" office:value="1688.24">
            <text:p>1688.24</text:p>
          </table:table-cell>
          <table:table-cell table:number-columns-repeated="11"/>
          <table:table-cell table:formula="of:=[.N61]" office:value-type="float" office:value="986.44">
            <text:p>986.44</text:p>
          </table:table-cell>
          <table:table-cell table:number-columns-repeated="1010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9"/>
          <table:table-cell table:formula="of:=[.B66]" office:value-type="float" office:value="1050">
            <text:p>1050</text:p>
          </table:table-cell>
          <table:table-cell table:number-columns-repeated="101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9"/>
          <table:table-cell table:formula="of:=[.B67]"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65:.B67])" office:value-type="float" office:value="4738.24">
            <text:p>4738.24</text:p>
          </table:table-cell>
          <table:table-cell/>
          <table:table-cell table:style-name="Default"/>
          <table:table-cell table:number-columns-repeated="9"/>
          <table:table-cell table:style-name="ce2" table:formula="of:=SUM([.N65:.N67])" office:value-type="float" office:value="4036.44">
            <text:p>4036.4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2]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3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Temperature Sensor Filter leakage</text:p>
          </table:table-cell>
          <table:table-cell office:value-type="float" office:value="0.22">
            <text:p>0.22</text:p>
          </table:table-cell>
          <table:table-cell/>
          <table:table-cell table:style-name="Default"/>
          <table:table-cell table:number-columns-repeated="9"/>
          <table:table-cell table:formula="of:=[.B74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5]" office:value-type="float" office:value="80">
            <text:p>80</text:p>
          </table:table-cell>
          <table:table-cell table:number-columns-repeated="101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76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7]"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78]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9"/>
          <table:table-cell table:formula="of:=[.B79]" office:value-type="float" office:value="0.88">
            <text:p>0.88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72:.B79])" office:value-type="float" office:value="143.54">
            <text:p>143.54</text:p>
          </table:table-cell>
          <table:table-cell/>
          <table:table-cell table:style-name="Default"/>
          <table:table-cell table:number-columns-repeated="9"/>
          <table:table-cell table:style-name="ce2" table:formula="of:=SUM([.N72:.N79])" office:value-type="float" office:value="143.54">
            <text:p>143.54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1">
          <table:table-cell table:style-name="ce1" office:value-type="string">
            <text:p>LCD / Motor Power Supply</text:p>
          </table:table-cell>
          <table:table-cell table:style-name="ce15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4]" office:value-type="float" office:value="14">
            <text:p>14</text:p>
          </table:table-cell>
          <table:table-cell table:number-columns-repeated="101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85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office:value-type="string">
            <text:p>Comparator Reference current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At 1.05% of 3.3V, minimum resistor value; at 95% of 3.3V, maximum resistor value, this is about 84uA – MOSFET Rdson drop reduces this by ~5uA</text:p>
          </table:table-cell>
          <table:table-cell table:number-columns-repeated="9"/>
          <table:table-cell table:formula="of:=[.B86]" office:value-type="float" office:value="151">
            <text:p>151</text:p>
          </table:table-cell>
          <table:table-cell table:number-columns-repeated="1010"/>
        </table:table-row>
        <table:table-row table:style-name="ro1">
          <table:table-cell office:value-type="string">
            <text:p>Motor Driver Quiescent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Sum of datasheet parameters</text:p>
          </table:table-cell>
          <table:table-cell table:number-columns-repeated="9"/>
          <table:table-cell table:formula="of:=[.B87]" office:value-type="float" office:value="671">
            <text:p>671</text:p>
          </table:table-cell>
          <table:table-cell table:number-columns-repeated="101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88]"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Motor H-Bridge Reservoir leakage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1"/>
          <table:table-cell table:formula="of:=[.B89]" office:value-type="float" office:value="0.86">
            <text:p>0.86</text:p>
          </table:table-cell>
          <table:table-cell table:number-columns-repeated="1010"/>
        </table:table-row>
        <table:table-row table:style-name="ro1">
          <table:table-cell office:value-type="string">
            <text:p>Motor Current Sense quiescent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0]" office:value-type="float" office:value="2.4">
            <text:p>2.4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9"/>
          <table:table-cell table:formula="of:=[.B91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1"/>
          <table:table-cell table:formula="of:=[.B92]"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/>
          <table:table-cell table:style-name="ce2" table:formula="of:=SUM([.B84:.B92])" office:value-type="float" office:value="870.2">
            <text:p>870.2</text:p>
          </table:table-cell>
          <table:table-cell table:number-columns-repeated="11"/>
          <table:table-cell table:style-name="ce2" table:formula="of:=SUM([.N84:.N92])" office:value-type="float" office:value="870.2">
            <text:p>870.2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 Events</text:p>
          </table:table-cell>
          <table:table-cell table:style-name="ce15"/>
          <table:table-cell table:style-name="ce3" table:number-columns-repeated="11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mA</text:p>
          </table:table-cell>
          <table:table-cell table:number-columns-repeated="1010"/>
        </table:table-row>
        <table:table-row table:style-name="ro1">
          <table:table-cell office:value-type="string">
            <text:p>Quiescent</text:p>
          </table:table-cell>
          <table:table-cell table:style-name="ce5" office:value-type="float" office:value="2.5">
            <text:p>2.5</text:p>
          </table:table-cell>
          <table:table-cell/>
          <table:table-cell office:value-type="string">
            <text:p>Various – Contrast and Pin Leakages, for example</text:p>
          </table:table-cell>
          <table:table-cell table:number-columns-repeated="9"/>
          <table:table-cell table:formula="of:=[.B97]" office:value-type="float" office:value="2.5">
            <text:p>2.5</text:p>
          </table:table-cell>
          <table:table-cell table:number-columns-repeated="1010"/>
        </table:table-row>
        <table:table-row table:style-name="ro1">
          <table:table-cell office:value-type="string">
            <text:p>LCD On</text:p>
          </table:table-cell>
          <table:table-cell table:style-name="ce5" office:value-type="float" office:value="3">
            <text:p>3</text:p>
          </table:table-cell>
          <table:table-cell/>
          <table:table-cell table:style-name="Default"/>
          <table:table-cell table:number-columns-repeated="9"/>
          <table:table-cell table:formula="of:=[.B98]"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LCD Backlight</text:p>
          </table:table-cell>
          <table:table-cell table:style-name="ce5" office:value-type="float" office:value="30">
            <text:p>30</text:p>
          </table:table-cell>
          <table:table-cell/>
          <table:table-cell table:style-name="Default"/>
          <table:table-cell table:number-columns-repeated="9"/>
          <table:table-cell table:formula="of:=[.B99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office:value-type="string">
            <text:p>Motor On, No Load</text:p>
          </table:table-cell>
          <table:table-cell table:style-name="ce5" office:value-type="float" office:value="130">
            <text:p>130</text:p>
          </table:table-cell>
          <table:table-cell/>
          <table:table-cell table:style-name="Default"/>
          <table:table-cell table:number-columns-repeated="9"/>
          <table:table-cell table:formula="of:=[.B100]" office:value-type="float" office:value="130">
            <text:p>130</text:p>
          </table:table-cell>
          <table:table-cell table:number-columns-repeated="1010"/>
        </table:table-row>
        <table:table-row table:style-name="ro1">
          <table:table-cell office:value-type="string">
            <text:p>Motor On, Load</text:p>
          </table:table-cell>
          <table:table-cell table:style-name="ce5" office:value-type="float" office:value="500">
            <text:p>500</text:p>
          </table:table-cell>
          <table:table-cell/>
          <table:table-cell table:style-name="Default"/>
          <table:table-cell table:number-columns-repeated="9"/>
          <table:table-cell table:formula="of:=[.B101]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Motor On, Stall</text:p>
          </table:table-cell>
          <table:table-cell table:style-name="ce5" office:value-type="float" office:value="1200">
            <text:p>1200</text:p>
          </table:table-cell>
          <table:table-cell/>
          <table:table-cell table:style-name="Default"/>
          <table:table-cell table:number-columns-repeated="9"/>
          <table:table-cell table:formula="of:=[.B102]" office:value-type="float" office:value="1200">
            <text:p>1200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 office:value-type="string">
            <text:p>u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5]" office:value-type="float" office:value="129.94">
            <text:p>129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9"/>
          <table:table-cell table:style-name="ce2" table:formula="of:=[.N11] + [.N39] + [.N55]" office:value-type="float" office:value="108.14">
            <text:p>10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1]" office:value-type="float" office:value="1779.94">
            <text:p>1779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9"/>
          <table:table-cell table:style-name="ce12" table:formula="of:=[.N11] + [.N39] + [.N61]" office:value-type="float" office:value="1058.14">
            <text:p>1058.1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8] + [.B80]) / [.B14]" office:value-type="float" office:value="6253.205">
            <text:p>6253.205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9"/>
          <table:table-cell table:style-name="ce12" table:formula="of:=[.N21] + [.N39] + ([.N68] + [.N80]) / [.N14]" office:value-type="float" office:value="5375.955">
            <text:p>5375.95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8] + [.B80] + [.B93] + 1000 * ([.B97] + [.B101])) / [.B24]" office:value-type="float" office:value="635540.955">
            <text:p>635540.955</text:p>
          </table:table-cell>
          <table:table-cell/>
          <table:table-cell office:value-type="string">
            <text:p>SMPS Enabled (High Power), PIC VDD Multiplexer, PIC Awake (HFINTOSC and Working Hard), Sensors / Glue, Motor VDD, Motor at Load</text:p>
          </table:table-cell>
          <table:table-cell table:number-columns-repeated="9"/>
          <table:table-cell table:style-name="ce12" table:formula="of:=[.N29] + [.N39] + ([.N68] + [.N80] + [.N93] + 1000 * ([.N97] + [.N101])) / [.N24]" office:value-type="float" office:value="634663.705">
            <text:p>634663.70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2"/>
          <table:table-cell table:style-name="ce1" office:value-type="string">
            <text:p>3V</text:p>
          </table:table-cell>
          <table:table-cell table:style-name="ce3" table:number-columns-repeated="1010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9"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table:style-name="ce2" office:value-type="string">
            <text:p>Q</text:p>
          </table:table-cell>
          <table:table-cell table:number-columns-repeated="1008"/>
        </table:table-row>
        <table:table-row table:style-name="ro1">
          <table:table-cell table:style-name="ce2" table:formula="of:=[.A106]" office:value-type="string" office:string-value="Low Power State (Default)">
            <text:p>Low Power State (Default)</text:p>
          </table:table-cell>
          <table:table-cell table:style-name="ce2" table:formula="of:=[.B106]" office:value-type="float" office:value="129.94">
            <text:p>129.94</text:p>
          </table:table-cell>
          <table:table-cell table:style-name="ce2" table:formula="of:=3600 * 24 - SUM([.C114:.C123])" office:value-type="float" office:value="86208.5540540541">
            <text:p>86208.5540540541</text:p>
          </table:table-cell>
          <table:table-cell table:formula="of:=([.B113] / 1000) * ([.C113] / 3600)" office:value-type="float" office:value="3.11164986493994">
            <text:p>3.1116498649</text:p>
          </table:table-cell>
          <table:table-cell table:number-columns-repeated="9"/>
          <table:table-cell table:style-name="ce2" table:formula="of:=[.N106]" office:value-type="float" office:value="108.14">
            <text:p>108.14</text:p>
          </table:table-cell>
          <table:table-cell table:style-name="ce5" table:formula="of:=[.C113]" office:value-type="float" office:value="86208.5540540541">
            <text:p>86208.5540540541</text:p>
          </table:table-cell>
          <table:table-cell table:style-name="ce2" table:formula="of:=([.N113] / 1000) * ([.O113] / 3600)" office:value-type="float" office:value="2.5896091765015">
            <text:p>2.58960917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7]" office:value-type="float" office:value="1779.94">
            <text:p>1779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14] / 1000) * ([.C114] / 3600)" office:value-type="float" office:value="0.00266991">
            <text:p>0.0026699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7"/>
          <table:table-cell table:style-name="ce2" table:formula="of:=[.N107]" office:value-type="float" office:value="1058.14">
            <text:p>1058.14</text:p>
          </table:table-cell>
          <table:table-cell table:style-name="ce5" table:formula="of:=[.C114]" office:value-type="float" office:value="5.4">
            <text:p>5.4</text:p>
          </table:table-cell>
          <table:table-cell table:style-name="ce2" table:formula="of:=([.N114] / 1000) * ([.O114] / 3600)" office:value-type="float" office:value="0.00158721">
            <text:p>0.001587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8]" office:value-type="float" office:value="6253.205">
            <text:p>6253.205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15] / 1000) * ([.C115] / 3600)" office:value-type="float" office:value="0.253508310810811">
            <text:p>0.2535083108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7"/>
          <table:table-cell table:style-name="ce2" table:formula="of:=[.N108]" office:value-type="float" office:value="5375.955">
            <text:p>5375.955</text:p>
          </table:table-cell>
          <table:table-cell table:style-name="ce5" table:formula="of:=[.C115]" office:value-type="float" office:value="145.945945945946">
            <text:p>145.9459459459</text:p>
          </table:table-cell>
          <table:table-cell table:style-name="ce2" table:formula="of:=([.N115] / 1000) * ([.O115] / 3600)" office:value-type="float" office:value="0.217944121621622">
            <text:p>0.21794412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9]" office:value-type="float" office:value="635540.955">
            <text:p>635540.955</text:p>
          </table:table-cell>
          <table:table-cell table:formula="of:=2 * 20" office:value-type="float" office:value="40">
            <text:p>40</text:p>
          </table:table-cell>
          <table:table-cell table:formula="of:=([.B116] / 1000) * ([.C116] / 3600)" office:value-type="float" office:value="7.06156616666667">
            <text:p>7.0615661667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7"/>
          <table:table-cell table:style-name="ce2" table:formula="of:=[.N109]" office:value-type="float" office:value="634663.705">
            <text:p>634663.705</text:p>
          </table:table-cell>
          <table:table-cell table:style-name="ce5" table:formula="of:=[.C116]" office:value-type="float" office:value="40">
            <text:p>40</text:p>
          </table:table-cell>
          <table:table-cell table:style-name="ce2" table:formula="of:=([.N116] / 1000) * ([.O116] / 3600)" office:value-type="float" office:value="7.05181894444444">
            <text:p>7.051818944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tor Stall</text:p>
          </table:table-cell>
          <table:table-cell table:style-name="ce2" table:formula="of:=1000 * [.B102]" office:value-type="float" office:value="1200000">
            <text:p>1200000</text:p>
          </table:table-cell>
          <table:table-cell office:value-type="float" office:value="0.1">
            <text:p>0.1</text:p>
          </table:table-cell>
          <table:table-cell table:formula="of:=([.B117] / 1000) * ([.C117] / 3600)" office:value-type="float" office:value="0.0333333333333333">
            <text:p>0.0333333333</text:p>
          </table:table-cell>
          <table:table-cell/>
          <table:table-cell table:style-name="ce2" office:value-type="string">
            <text:p>Once per day, 100ms rising door stop</text:p>
          </table:table-cell>
          <table:table-cell table:number-columns-repeated="7"/>
          <table:table-cell table:style-name="ce2" table:formula="of:=1000 * [.N102]" office:value-type="float" office:value="1200000">
            <text:p>1200000</text:p>
          </table:table-cell>
          <table:table-cell table:style-name="ce5" table:formula="of:=[.C117]" office:value-type="float" office:value="0.1">
            <text:p>0.1</text:p>
          </table:table-cell>
          <table:table-cell table:style-name="ce2" table:formula="of:=([.N117] / 1000) * ([.O117] / 3600)" office:value-type="float" office:value="0.0333333333333333">
            <text:p>0.03333333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8] / 1000) * ([.C118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18]" office:value-type="float" office:value="0">
            <text:p>0</text:p>
          </table:table-cell>
          <table:table-cell table:style-name="ce2" table:formula="of:=([.N118] / 1000) * ([.O118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19] / 1000) * ([.C119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19]" office:value-type="float" office:value="0">
            <text:p>0</text:p>
          </table:table-cell>
          <table:table-cell table:style-name="ce2" table:formula="of:=([.N119] / 1000) * ([.O119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0] / 1000) * ([.C120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0]" office:value-type="float" office:value="0">
            <text:p>0</text:p>
          </table:table-cell>
          <table:table-cell table:style-name="ce2" table:formula="of:=([.N120] / 1000) * ([.O120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1] / 1000) * ([.C121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1]" office:value-type="float" office:value="0">
            <text:p>0</text:p>
          </table:table-cell>
          <table:table-cell table:style-name="ce2" table:formula="of:=([.N121] / 1000) * ([.O121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2] / 1000) * ([.C122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2]" office:value-type="float" office:value="0">
            <text:p>0</text:p>
          </table:table-cell>
          <table:table-cell table:style-name="ce2" table:formula="of:=([.N122] / 1000) * ([.O122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/>
          <table:table-cell/>
          <table:table-cell table:formula="of:=([.B123] / 1000) * ([.C123] / 3600)" office:value-type="float" office:value="0">
            <text:p>0</text:p>
          </table:table-cell>
          <table:table-cell table:number-columns-repeated="9"/>
          <table:table-cell table:style-name="ce2"/>
          <table:table-cell table:style-name="ce5" table:formula="of:=[.C123]" office:value-type="float" office:value="0">
            <text:p>0</text:p>
          </table:table-cell>
          <table:table-cell table:style-name="ce2" table:formula="of:=([.N123] / 1000) * ([.O123] / 3600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9"/>
          <table:table-cell table:formula="of:=[.B124]" office:value-type="float" office:value="3600">
            <text:p>36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24] / SUM([.D113:.D123])" office:value-type="float" office:value="344.078536929783">
            <text:p>344.0785369298</text:p>
          </table:table-cell>
          <table:table-cell/>
          <table:table-cell table:style-name="Default"/>
          <table:table-cell table:number-columns-repeated="9"/>
          <table:table-cell table:style-name="ce2" table:formula="of:= [.N124] / SUM([.P113:.P123])" office:value-type="float" office:value="363.846115927548">
            <text:p>363.846115927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25] / 365.25" office:value-type="float" office:value="0.942035693168469">
            <text:p>0.9420356932</text:p>
          </table:table-cell>
          <table:table-cell/>
          <table:table-cell table:style-name="Default"/>
          <table:table-cell table:number-columns-repeated="9"/>
          <table:table-cell table:style-name="ce2" table:formula="of:=[.N125] / 365.25" office:value-type="float" office:value="0.996156374887195">
            <text:p>0.9961563749</text:p>
          </table:table-cell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n (-) Initial Tolerance (%)</text:p>
          </table:table-cell>
          <table:table-cell table:style-name="ce4" office:value-type="percentage" office:value="0.1">
            <text:p>10.00%</text:p>
          </table:table-cell>
          <table:table-cell table:number-columns-repeated="9"/>
          <table:table-cell table:style-name="ce4" office:value-type="percentage" office:value="0.1">
            <text:p>10.00%</text:p>
          </table:table-cell>
          <table:table-cell/>
          <table:table-cell table:style-name="ce4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ax (+) Initial Tolerance (%)</text:p>
          </table:table-cell>
          <table:table-cell table:style-name="ce4" office:value-type="percentage" office:value="0.1">
            <text:p>10.00%</text:p>
          </table:table-cell>
          <table:table-cell table:number-columns-repeated="9"/>
          <table:table-cell table:style-name="ce4" office:value-type="percentage" office:value="0.1">
            <text:p>10.00%</text:p>
          </table:table-cell>
          <table:table-cell/>
          <table:table-cell table:style-name="ce4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n (-) Temperature Coefficient (%)</text:p>
          </table:table-cell>
          <table:table-cell table:style-name="ce4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4" office:value-type="percentage" office:value="0.15">
            <text:p>15.00%</text:p>
          </table:table-cell>
          <table:table-cell/>
          <table:table-cell table:style-name="ce4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ax (+) Temperature Coefficient (%)</text:p>
          </table:table-cell>
          <table:table-cell table:style-name="ce4" office:value-type="percentage" office:value="0.15">
            <text:p>15.00%</text:p>
          </table:table-cell>
          <table:table-cell table:number-columns-repeated="9"/>
          <table:table-cell table:style-name="ce4" office:value-type="percentage" office:value="0.15">
            <text:p>15.00%</text:p>
          </table:table-cell>
          <table:table-cell/>
          <table:table-cell table:style-name="ce4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4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1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nse Resistor Voltage + (V)</text:p>
          </table:table-cell>
          <table:table-cell table:formula="of:=3.3 * 0.95 - 0.02 * [.D5]" office:value-type="float" office:value="3.119">
            <text:p>3.119</text:p>
          </table:table-cell>
          <table:table-cell table:number-columns-repeated="2"/>
          <table:table-cell table:style-name="ce2" office:value-type="string">
            <text:p>SMPS minimum output, minus VDD_MOTOR MOSFET Rdson at maximum curren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0922">
            <text:p>3.09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Gain Error (%)</text:p>
          </table:table-cell>
          <table:table-cell table:style-name="ce4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7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7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892.2">
            <text:p>2892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2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2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2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2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8"/>
          <table:table-cell table:number-columns-repeated="1022"/>
        </table:table-row>
        <table:table-row table:style-name="ro1">
          <table:table-cell table:style-name="ce5" office:value-type="string">
            <text:p>Min VREF (V)</text:p>
          </table:table-cell>
          <table:table-cell table:style-name="ce18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ax VREF (V)</text:p>
          </table:table-cell>
          <table:table-cell table:style-name="ce18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Comparator Input Offset (mV)</text:p>
          </table:table-cell>
          <table:table-cell table:style-name="ce18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  <table:table table:name="SunriseSunset" table:style-name="ta1" table:print="false">
        <table:table-column table:style-name="co14" table:default-cell-style-name="Default"/>
        <table:table-column table:style-name="co2" table:number-columns-repeated="20" table:default-cell-style-name="Default"/>
        <table:table-row table:style-name="ro1">
          <table:table-cell office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2">
          <table:table-cell office:value-type="string">
            <text:p>Taken from the description here: <text:a xlink:href="http://www.stargazing.net/kepler/sunrise.html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1). Generate a sunrise / sunset table for desired location: <text:a xlink:href="http://aa.usno.navy.mil/data/docs/RS_OneYear.php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Latitude (degrees)</text:p>
          </table:table-cell>
          <table:table-cell/>
          <table:table-cell table:style-name="ce2" office:value-type="float" office:value="51.509865">
            <text:p>51.509865</text:p>
          </table:table-cell>
          <table:table-cell table:number-columns-repeated="18"/>
        </table:table-row>
        <table:table-row table:style-name="ro1">
          <table:table-cell office:value-type="string">
            <text:p>Longitude (degrees)</text:p>
          </table:table-cell>
          <table:table-cell/>
          <table:table-cell table:style-name="ce2" office:value-type="float" office:value="-0.118092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>
            <text:p>2000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/>
          <table:table-cell office:value-type="string">
            <text:p>Sunrise (HH)</text:p>
          </table:table-cell>
          <table:table-cell office:value-type="string">
            <text:p>Sunrise (MM)</text:p>
          </table:table-cell>
          <table:table-cell office:value-type="string">
            <text:p>Sunset (HH)</text:p>
          </table:table-cell>
          <table:table-cell office:value-type="string">
            <text:p>Sunset (MM)</text:p>
          </table:table-cell>
          <table:table-cell/>
          <table:table-cell office:value-type="string">
            <text:p>Sunrise (Normalised Day)</text:p>
          </table:table-cell>
          <table:table-cell office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>
            <text:p>Jan</text:p>
          </table:table-cell>
          <table:table-cell table:formula="of:=RIGHT(CONCATENATE(&quot;0000&quot;; [SunriseSunsetTable_txt.B$3]); 4)" office:value-type="string" office:string-value="0806">
            <text:p>0806</text:p>
          </table:table-cell>
          <table:table-cell table:formula="of:=RIGHT(CONCATENATE(&quot;0000&quot;; [SunriseSunsetTable_txt.C$3]); 4)" office:value-type="string" office:string-value="1602">
            <text:p>1602</text:p>
          </table:table-cell>
          <table:table-cell/>
          <table:table-cell table:formula="of:=LEFT([.$B22]; 2)" office:value-type="string" office:string-value="08">
            <text:p>08</text:p>
          </table:table-cell>
          <table:table-cell table:formula="of:=RIGHT([.$B22]; 2)" office:value-type="string" office:string-value="06">
            <text:p>06</text:p>
          </table:table-cell>
          <table:table-cell table:formula="of:=LEFT([.$C22]; 2)" office:value-type="string" office:string-value="16">
            <text:p>16</text:p>
          </table:table-cell>
          <table:table-cell table:formula="of:=RIGHT([.$C22]; 2)" office:value-type="string" office:string-value="02">
            <text:p>02</text:p>
          </table:table-cell>
          <table:table-cell/>
          <table:table-cell table:formula="of:=([.$E22] + [.$F22] / 60) / 24" office:value-type="float" office:value="0.3375">
            <text:p>0.3375</text:p>
          </table:table-cell>
          <table:table-cell table:formula="of:=([.$G22] + [.$H22] / 60) / 24" office:value-type="float" office:value="0.668055555555556">
            <text:p>0.6680555556</text:p>
          </table:table-cell>
          <table:table-cell table:number-columns-repeated="10"/>
        </table:table-row>
        <table:table-row table:style-name="ro1">
          <table:table-cell office:value-type="string">
            <text:p>Feb</text:p>
          </table:table-cell>
          <table:table-cell table:formula="of:=RIGHT(CONCATENATE(&quot;0000&quot;; [SunriseSunsetTable_txt.D$3]); 4)" office:value-type="string" office:string-value="0740">
            <text:p>0740</text:p>
          </table:table-cell>
          <table:table-cell table:formula="of:=RIGHT(CONCATENATE(&quot;0000&quot;; [SunriseSunsetTable_txt.E$3]); 4)" office:value-type="string" office:string-value="1649">
            <text:p>1649</text:p>
          </table:table-cell>
          <table:table-cell/>
          <table:table-cell table:formula="of:=LEFT([.$B23]; 2)" office:value-type="string" office:string-value="07">
            <text:p>07</text:p>
          </table:table-cell>
          <table:table-cell table:formula="of:=RIGHT([.$B23]; 2)" office:value-type="string" office:string-value="40">
            <text:p>40</text:p>
          </table:table-cell>
          <table:table-cell table:formula="of:=LEFT([.$C23]; 2)" office:value-type="string" office:string-value="16">
            <text:p>16</text:p>
          </table:table-cell>
          <table:table-cell table:formula="of:=RIGHT([.$C23]; 2)" office:value-type="string" office:string-value="49">
            <text:p>49</text:p>
          </table:table-cell>
          <table:table-cell/>
          <table:table-cell table:formula="of:=([.$E23] + [.$F23] / 60) / 24" office:value-type="float" office:value="0.319444444444444">
            <text:p>0.3194444444</text:p>
          </table:table-cell>
          <table:table-cell table:formula="of:=([.$G23] + [.$H23] / 60) / 24" office:value-type="float" office:value="0.700694444444444">
            <text:p>0.7006944444</text:p>
          </table:table-cell>
          <table:table-cell table:number-columns-repeated="10"/>
        </table:table-row>
        <table:table-row table:style-name="ro1">
          <table:table-cell office:value-type="string">
            <text:p>Mar</text:p>
          </table:table-cell>
          <table:table-cell table:formula="of:=RIGHT(CONCATENATE(&quot;0000&quot;; [SunriseSunsetTable_txt.F$3]); 4)" office:value-type="string" office:string-value="0645">
            <text:p>0645</text:p>
          </table:table-cell>
          <table:table-cell table:formula="of:=RIGHT(CONCATENATE(&quot;0000&quot;; [SunriseSunsetTable_txt.G$3]); 4)" office:value-type="string" office:string-value="1741">
            <text:p>1741</text:p>
          </table:table-cell>
          <table:table-cell/>
          <table:table-cell table:formula="of:=LEFT([.$B24]; 2)" office:value-type="string" office:string-value="06">
            <text:p>06</text:p>
          </table:table-cell>
          <table:table-cell table:formula="of:=RIGHT([.$B24]; 2)" office:value-type="string" office:string-value="45">
            <text:p>45</text:p>
          </table:table-cell>
          <table:table-cell table:formula="of:=LEFT([.$C24]; 2)" office:value-type="string" office:string-value="17">
            <text:p>17</text:p>
          </table:table-cell>
          <table:table-cell table:formula="of:=RIGHT([.$C24]; 2)" office:value-type="string" office:string-value="41">
            <text:p>41</text:p>
          </table:table-cell>
          <table:table-cell/>
          <table:table-cell table:formula="of:=([.$E24] + [.$F24] / 60) / 24" office:value-type="float" office:value="0.28125">
            <text:p>0.28125</text:p>
          </table:table-cell>
          <table:table-cell table:formula="of:=([.$G24] + [.$H24] / 60) / 24" office:value-type="float" office:value="0.736805555555556">
            <text:p>0.7368055556</text:p>
          </table:table-cell>
          <table:table-cell table:number-columns-repeated="10"/>
        </table:table-row>
        <table:table-row table:style-name="ro1">
          <table:table-cell office:value-type="string">
            <text:p>Apr</text:p>
          </table:table-cell>
          <table:table-cell table:formula="of:=RIGHT(CONCATENATE(&quot;0000&quot;; [SunriseSunsetTable_txt.H$3]); 4)" office:value-type="string" office:string-value="0535">
            <text:p>0535</text:p>
          </table:table-cell>
          <table:table-cell table:formula="of:=RIGHT(CONCATENATE(&quot;0000&quot;; [SunriseSunsetTable_txt.I$3]); 4)" office:value-type="string" office:string-value="1834">
            <text:p>1834</text:p>
          </table:table-cell>
          <table:table-cell/>
          <table:table-cell table:formula="of:=LEFT([.$B25]; 2)" office:value-type="string" office:string-value="05">
            <text:p>05</text:p>
          </table:table-cell>
          <table:table-cell table:formula="of:=RIGHT([.$B25]; 2)" office:value-type="string" office:string-value="35">
            <text:p>35</text:p>
          </table:table-cell>
          <table:table-cell table:formula="of:=LEFT([.$C25]; 2)" office:value-type="string" office:string-value="18">
            <text:p>18</text:p>
          </table:table-cell>
          <table:table-cell table:formula="of:=RIGHT([.$C25]; 2)" office:value-type="string" office:string-value="34">
            <text:p>34</text:p>
          </table:table-cell>
          <table:table-cell/>
          <table:table-cell table:formula="of:=([.$E25] + [.$F25] / 60) / 24" office:value-type="float" office:value="0.232638888888889">
            <text:p>0.2326388889</text:p>
          </table:table-cell>
          <table:table-cell table:formula="of:=([.$G25] + [.$H25] / 60) / 24" office:value-type="float" office:value="0.773611111111111">
            <text:p>0.7736111111</text:p>
          </table:table-cell>
          <table:table-cell table:number-columns-repeated="10"/>
        </table:table-row>
        <table:table-row table:style-name="ro1">
          <table:table-cell office:value-type="string">
            <text:p>May</text:p>
          </table:table-cell>
          <table:table-cell table:formula="of:=RIGHT(CONCATENATE(&quot;0000&quot;; [SunriseSunsetTable_txt.J$3]); 4)" office:value-type="string" office:string-value="0432">
            <text:p>0432</text:p>
          </table:table-cell>
          <table:table-cell table:formula="of:=RIGHT(CONCATENATE(&quot;0000&quot;; [SunriseSunsetTable_txt.K$3]); 4)" office:value-type="string" office:string-value="1924">
            <text:p>1924</text:p>
          </table:table-cell>
          <table:table-cell/>
          <table:table-cell table:formula="of:=LEFT([.$B26]; 2)" office:value-type="string" office:string-value="04">
            <text:p>04</text:p>
          </table:table-cell>
          <table:table-cell table:formula="of:=RIGHT([.$B26]; 2)" office:value-type="string" office:string-value="32">
            <text:p>32</text:p>
          </table:table-cell>
          <table:table-cell table:formula="of:=LEFT([.$C26]; 2)" office:value-type="string" office:string-value="19">
            <text:p>19</text:p>
          </table:table-cell>
          <table:table-cell table:formula="of:=RIGHT([.$C26]; 2)" office:value-type="string" office:string-value="24">
            <text:p>24</text:p>
          </table:table-cell>
          <table:table-cell/>
          <table:table-cell table:formula="of:=([.$E26] + [.$F26] / 60) / 24" office:value-type="float" office:value="0.188888888888889">
            <text:p>0.1888888889</text:p>
          </table:table-cell>
          <table:table-cell table:formula="of:=([.$G26] + [.$H26] / 60) / 24" office:value-type="float" office:value="0.808333333333333">
            <text:p>0.8083333333</text:p>
          </table:table-cell>
          <table:table-cell table:number-columns-repeated="10"/>
        </table:table-row>
        <table:table-row table:style-name="ro1">
          <table:table-cell office:value-type="string">
            <text:p>Jun</text:p>
          </table:table-cell>
          <table:table-cell table:formula="of:=RIGHT(CONCATENATE(&quot;0000&quot;; [SunriseSunsetTable_txt.L$3]); 4)" office:value-type="string" office:string-value="0349">
            <text:p>0349</text:p>
          </table:table-cell>
          <table:table-cell table:formula="of:=RIGHT(CONCATENATE(&quot;0000&quot;; [SunriseSunsetTable_txt.M$3]); 4)" office:value-type="string" office:string-value="2008">
            <text:p>2008</text:p>
          </table:table-cell>
          <table:table-cell/>
          <table:table-cell table:formula="of:=LEFT([.$B27]; 2)" office:value-type="string" office:string-value="03">
            <text:p>03</text:p>
          </table:table-cell>
          <table:table-cell table:formula="of:=RIGHT([.$B27]; 2)" office:value-type="string" office:string-value="49">
            <text:p>49</text:p>
          </table:table-cell>
          <table:table-cell table:formula="of:=LEFT([.$C27]; 2)" office:value-type="string" office:string-value="20">
            <text:p>20</text:p>
          </table:table-cell>
          <table:table-cell table:formula="of:=RIGHT([.$C27]; 2)" office:value-type="string" office:string-value="08">
            <text:p>08</text:p>
          </table:table-cell>
          <table:table-cell/>
          <table:table-cell table:formula="of:=([.$E27] + [.$F27] / 60) / 24" office:value-type="float" office:value="0.159027777777778">
            <text:p>0.1590277778</text:p>
          </table:table-cell>
          <table:table-cell table:formula="of:=([.$G27] + [.$H27] / 60) / 24" office:value-type="float" office:value="0.838888888888889">
            <text:p>0.8388888889</text:p>
          </table:table-cell>
          <table:table-cell table:number-columns-repeated="10"/>
        </table:table-row>
        <table:table-row table:style-name="ro1">
          <table:table-cell office:value-type="string">
            <text:p>Jul</text:p>
          </table:table-cell>
          <table:table-cell table:formula="of:=RIGHT(CONCATENATE(&quot;0000&quot;; [SunriseSunsetTable_txt.N$3]); 4)" office:value-type="string" office:string-value="0348">
            <text:p>0348</text:p>
          </table:table-cell>
          <table:table-cell table:formula="of:=RIGHT(CONCATENATE(&quot;0000&quot;; [SunriseSunsetTable_txt.O$3]); 4)" office:value-type="string" office:string-value="2021">
            <text:p>2021</text:p>
          </table:table-cell>
          <table:table-cell/>
          <table:table-cell table:formula="of:=LEFT([.$B28]; 2)" office:value-type="string" office:string-value="03">
            <text:p>03</text:p>
          </table:table-cell>
          <table:table-cell table:formula="of:=RIGHT([.$B28]; 2)" office:value-type="string" office:string-value="48">
            <text:p>48</text:p>
          </table:table-cell>
          <table:table-cell table:formula="of:=LEFT([.$C28]; 2)" office:value-type="string" office:string-value="20">
            <text:p>20</text:p>
          </table:table-cell>
          <table:table-cell table:formula="of:=RIGHT([.$C28]; 2)" office:value-type="string" office:string-value="21">
            <text:p>21</text:p>
          </table:table-cell>
          <table:table-cell/>
          <table:table-cell table:formula="of:=([.$E28] + [.$F28] / 60) / 24" office:value-type="float" office:value="0.158333333333333">
            <text:p>0.1583333333</text:p>
          </table:table-cell>
          <table:table-cell table:formula="of:=([.$G28] + [.$H28] / 60) / 24" office:value-type="float" office:value="0.847916666666667">
            <text:p>0.8479166667</text:p>
          </table:table-cell>
          <table:table-cell table:number-columns-repeated="10"/>
        </table:table-row>
        <table:table-row table:style-name="ro1">
          <table:table-cell office:value-type="string">
            <text:p>Aug</text:p>
          </table:table-cell>
          <table:table-cell table:formula="of:=RIGHT(CONCATENATE(&quot;0000&quot;; [SunriseSunsetTable_txt.P$3]); 4)" office:value-type="string" office:string-value="0425">
            <text:p>0425</text:p>
          </table:table-cell>
          <table:table-cell table:formula="of:=RIGHT(CONCATENATE(&quot;0000&quot;; [SunriseSunsetTable_txt.Q$3]); 4)" office:value-type="string" office:string-value="1948">
            <text:p>1948</text:p>
          </table:table-cell>
          <table:table-cell/>
          <table:table-cell table:formula="of:=LEFT([.$B29]; 2)" office:value-type="string" office:string-value="04">
            <text:p>04</text:p>
          </table:table-cell>
          <table:table-cell table:formula="of:=RIGHT([.$B29]; 2)" office:value-type="string" office:string-value="25">
            <text:p>25</text:p>
          </table:table-cell>
          <table:table-cell table:formula="of:=LEFT([.$C29]; 2)" office:value-type="string" office:string-value="19">
            <text:p>19</text:p>
          </table:table-cell>
          <table:table-cell table:formula="of:=RIGHT([.$C29]; 2)" office:value-type="string" office:string-value="48">
            <text:p>48</text:p>
          </table:table-cell>
          <table:table-cell/>
          <table:table-cell table:formula="of:=([.$E29] + [.$F29] / 60) / 24" office:value-type="float" office:value="0.184027777777778">
            <text:p>0.1840277778</text:p>
          </table:table-cell>
          <table:table-cell table:formula="of:=([.$G29] + [.$H29] / 60) / 24" office:value-type="float" office:value="0.825">
            <text:p>0.825</text:p>
          </table:table-cell>
          <table:table-cell table:number-columns-repeated="10"/>
        </table:table-row>
        <table:table-row table:style-name="ro1">
          <table:table-cell office:value-type="string">
            <text:p>Sep</text:p>
          </table:table-cell>
          <table:table-cell table:formula="of:=RIGHT(CONCATENATE(&quot;0000&quot;; [SunriseSunsetTable_txt.R$3]); 4)" office:value-type="string" office:string-value="0513">
            <text:p>0513</text:p>
          </table:table-cell>
          <table:table-cell table:formula="of:=RIGHT(CONCATENATE(&quot;0000&quot;; [SunriseSunsetTable_txt.S$3]); 4)" office:value-type="string" office:string-value="1846">
            <text:p>1846</text:p>
          </table:table-cell>
          <table:table-cell/>
          <table:table-cell table:formula="of:=LEFT([.$B30]; 2)" office:value-type="string" office:string-value="05">
            <text:p>05</text:p>
          </table:table-cell>
          <table:table-cell table:formula="of:=RIGHT([.$B30]; 2)" office:value-type="string" office:string-value="13">
            <text:p>13</text:p>
          </table:table-cell>
          <table:table-cell table:formula="of:=LEFT([.$C30]; 2)" office:value-type="string" office:string-value="18">
            <text:p>18</text:p>
          </table:table-cell>
          <table:table-cell table:formula="of:=RIGHT([.$C30]; 2)" office:value-type="string" office:string-value="46">
            <text:p>46</text:p>
          </table:table-cell>
          <table:table-cell/>
          <table:table-cell table:formula="of:=([.$E30] + [.$F30] / 60) / 24" office:value-type="float" office:value="0.217361111111111">
            <text:p>0.2173611111</text:p>
          </table:table-cell>
          <table:table-cell table:formula="of:=([.$G30] + [.$H30] / 60) / 24" office:value-type="float" office:value="0.781944444444444">
            <text:p>0.7819444444</text:p>
          </table:table-cell>
          <table:table-cell table:number-columns-repeated="10"/>
        </table:table-row>
        <table:table-row table:style-name="ro1">
          <table:table-cell office:value-type="string">
            <text:p>Oct</text:p>
          </table:table-cell>
          <table:table-cell table:formula="of:=RIGHT(CONCATENATE(&quot;0000&quot;; [SunriseSunsetTable_txt.T$3]); 4)" office:value-type="string" office:string-value="0601">
            <text:p>0601</text:p>
          </table:table-cell>
          <table:table-cell table:formula="of:=RIGHT(CONCATENATE(&quot;0000&quot;; [SunriseSunsetTable_txt.U$3]); 4)" office:value-type="string" office:string-value="1738">
            <text:p>1738</text:p>
          </table:table-cell>
          <table:table-cell/>
          <table:table-cell table:formula="of:=LEFT([.$B31]; 2)" office:value-type="string" office:string-value="06">
            <text:p>06</text:p>
          </table:table-cell>
          <table:table-cell table:formula="of:=RIGHT([.$B31]; 2)" office:value-type="string" office:string-value="01">
            <text:p>01</text:p>
          </table:table-cell>
          <table:table-cell table:formula="of:=LEFT([.$C31]; 2)" office:value-type="string" office:string-value="17">
            <text:p>17</text:p>
          </table:table-cell>
          <table:table-cell table:formula="of:=RIGHT([.$C31]; 2)" office:value-type="string" office:string-value="38">
            <text:p>38</text:p>
          </table:table-cell>
          <table:table-cell/>
          <table:table-cell table:formula="of:=([.$E31] + [.$F31] / 60) / 24" office:value-type="float" office:value="0.250694444444444">
            <text:p>0.2506944444</text:p>
          </table:table-cell>
          <table:table-cell table:formula="of:=([.$G31] + [.$H31] / 60) / 24" office:value-type="float" office:value="0.734722222222222">
            <text:p>0.7347222222</text:p>
          </table:table-cell>
          <table:table-cell table:number-columns-repeated="10"/>
        </table:table-row>
        <table:table-row table:style-name="ro1">
          <table:table-cell office:value-type="string">
            <text:p>Nov</text:p>
          </table:table-cell>
          <table:table-cell table:formula="of:=RIGHT(CONCATENATE(&quot;0000&quot;; [SunriseSunsetTable_txt.V$3]); 4)" office:value-type="string" office:string-value="0654">
            <text:p>0654</text:p>
          </table:table-cell>
          <table:table-cell table:formula="of:=RIGHT(CONCATENATE(&quot;0000&quot;; [SunriseSunsetTable_txt.W$3]); 4)" office:value-type="string" office:string-value="1633">
            <text:p>1633</text:p>
          </table:table-cell>
          <table:table-cell/>
          <table:table-cell table:formula="of:=LEFT([.$B32]; 2)" office:value-type="string" office:string-value="06">
            <text:p>06</text:p>
          </table:table-cell>
          <table:table-cell table:formula="of:=RIGHT([.$B32]; 2)" office:value-type="string" office:string-value="54">
            <text:p>54</text:p>
          </table:table-cell>
          <table:table-cell table:formula="of:=LEFT([.$C32]; 2)" office:value-type="string" office:string-value="16">
            <text:p>16</text:p>
          </table:table-cell>
          <table:table-cell table:formula="of:=RIGHT([.$C32]; 2)" office:value-type="string" office:string-value="33">
            <text:p>33</text:p>
          </table:table-cell>
          <table:table-cell/>
          <table:table-cell table:formula="of:=([.$E32] + [.$F32] / 60) / 24" office:value-type="float" office:value="0.2875">
            <text:p>0.2875</text:p>
          </table:table-cell>
          <table:table-cell table:formula="of:=([.$G32] + [.$H32] / 60) / 24" office:value-type="float" office:value="0.689583333333333">
            <text:p>0.6895833333</text:p>
          </table:table-cell>
          <table:table-cell table:number-columns-repeated="10"/>
        </table:table-row>
        <table:table-row table:style-name="ro1">
          <table:table-cell office:value-type="string">
            <text:p>Dec</text:p>
          </table:table-cell>
          <table:table-cell table:formula="of:=RIGHT(CONCATENATE(&quot;0000&quot;; [SunriseSunsetTable_txt.X$3]); 4)" office:value-type="string" office:string-value="0744">
            <text:p>0744</text:p>
          </table:table-cell>
          <table:table-cell table:formula="of:=RIGHT(CONCATENATE(&quot;0000&quot;; [SunriseSunsetTable_txt.Y$3]); 4)" office:value-type="string" office:string-value="1555">
            <text:p>1555</text:p>
          </table:table-cell>
          <table:table-cell/>
          <table:table-cell table:formula="of:=LEFT([.$B33]; 2)" office:value-type="string" office:string-value="07">
            <text:p>07</text:p>
          </table:table-cell>
          <table:table-cell table:formula="of:=RIGHT([.$B33]; 2)" office:value-type="string" office:string-value="44">
            <text:p>44</text:p>
          </table:table-cell>
          <table:table-cell table:formula="of:=LEFT([.$C33]; 2)" office:value-type="string" office:string-value="15">
            <text:p>15</text:p>
          </table:table-cell>
          <table:table-cell table:formula="of:=RIGHT([.$C33]; 2)" office:value-type="string" office:string-value="55">
            <text:p>55</text:p>
          </table:table-cell>
          <table:table-cell/>
          <table:table-cell table:formula="of:=([.$E33] + [.$F33] / 60) / 24" office:value-type="float" office:value="0.322222222222222">
            <text:p>0.3222222222</text:p>
          </table:table-cell>
          <table:table-cell table:formula="of:=([.$G33] + [.$H33] / 60) / 24" office:value-type="float" office:value="0.663194444444444">
            <text:p>0.66319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.003cm" table:end-y="0.252cm" draw:z-index="0" draw:style-name="gr1" svg:width="19.992cm" svg:height="11.207cm" svg:x="0.084cm" svg:y="0.102c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>
            <text:p>Iterative Calculations</text:p>
          </table:table-cell>
          <table:table-cell/>
          <table:table-cell office:value-type="string">
            <text:p>* There are 360 degrees in a day</text:p>
          </table:table-cell>
          <table:table-cell table:number-columns-repeated="5"/>
          <table:table-cell office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vent Time (degrees)</text:p>
          </table:table-cell>
          <table:table-cell table:number-columns-repeated="7"/>
          <table:table-cell office:value-type="string">
            <text:p>Sunrise (degrees)</text:p>
          </table:table-cell>
          <table:table-cell office:value-type="string">
            <text:p>Sunset (degrees)</text:p>
          </table:table-cell>
          <table:table-cell/>
          <table:table-cell office:value-type="string">
            <text:p>Sunrise (Normalised Day)</text:p>
          </table:table-cell>
          <table:table-cell office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>
            <text:p>Jan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23.269350651965">
            <text:p>123.269350652</text:p>
          </table:table-cell>
          <table:table-cell table:style-name="ce2" office:value-type="float" office:value="238.661214015242">
            <text:p>238.6612140152</text:p>
          </table:table-cell>
          <table:table-cell/>
          <table:table-cell table:formula="of:=[.J65] / 360" office:value-type="float" office:value="0.342414862922124">
            <text:p>0.3424148629</text:p>
          </table:table-cell>
          <table:table-cell table:formula="of:=[.K65] / 360" office:value-type="float" office:value="0.662947816709005">
            <text:p>0.6629478167</text:p>
          </table:table-cell>
          <table:table-cell table:number-columns-repeated="7"/>
        </table:table-row>
        <table:table-row table:style-name="ro1">
          <table:table-cell office:value-type="string">
            <text:p>Feb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16.497036147865">
            <text:p>116.4970361479</text:p>
          </table:table-cell>
          <table:table-cell table:style-name="ce2" office:value-type="float" office:value="250.65969772811">
            <text:p>250.6596977281</text:p>
          </table:table-cell>
          <table:table-cell/>
          <table:table-cell table:formula="of:=[.J66] / 360" office:value-type="float" office:value="0.323602878188513">
            <text:p>0.3236028782</text:p>
          </table:table-cell>
          <table:table-cell table:formula="of:=[.K66] / 360" office:value-type="float" office:value="0.696276938133639">
            <text:p>0.6962769381</text:p>
          </table:table-cell>
          <table:table-cell table:number-columns-repeated="7"/>
        </table:table-row>
        <table:table-row table:style-name="ro1">
          <table:table-cell office:value-type="string">
            <text:p>Mar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02.6520861962">
            <text:p>102.6520861962</text:p>
          </table:table-cell>
          <table:table-cell table:style-name="ce2" office:value-type="float" office:value="263.945306320532">
            <text:p>263.9453063205</text:p>
          </table:table-cell>
          <table:table-cell/>
          <table:table-cell table:formula="of:=[.J67] / 360" office:value-type="float" office:value="0.285144683878333">
            <text:p>0.2851446839</text:p>
          </table:table-cell>
          <table:table-cell table:formula="of:=[.K67] / 360" office:value-type="float" office:value="0.733181406445921">
            <text:p>0.7331814064</text:p>
          </table:table-cell>
          <table:table-cell table:number-columns-repeated="7"/>
        </table:table-row>
        <table:table-row table:style-name="ro1">
          <table:table-cell office:value-type="string">
            <text:p>Apr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85.1879434550383">
            <text:p>85.187943455</text:p>
          </table:table-cell>
          <table:table-cell table:style-name="ce2" office:value-type="float" office:value="277.201003275219">
            <text:p>277.2010032752</text:p>
          </table:table-cell>
          <table:table-cell/>
          <table:table-cell table:formula="of:=[.J68] / 360" office:value-type="float" office:value="0.236633176263995">
            <text:p>0.2366331763</text:p>
          </table:table-cell>
          <table:table-cell table:formula="of:=[.K68] / 360" office:value-type="float" office:value="0.770002786875608">
            <text:p>0.7700027869</text:p>
          </table:table-cell>
          <table:table-cell table:number-columns-repeated="7"/>
        </table:table-row>
        <table:table-row table:style-name="ro1">
          <table:table-cell office:value-type="string">
            <text:p>May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69.4586624411194">
            <text:p>69.4586624411</text:p>
          </table:table-cell>
          <table:table-cell table:style-name="ce2" office:value-type="float" office:value="289.561313727606">
            <text:p>289.5613137276</text:p>
          </table:table-cell>
          <table:table-cell/>
          <table:table-cell table:formula="of:=[.J69] / 360" office:value-type="float" office:value="0.192940729003109">
            <text:p>0.192940729</text:p>
          </table:table-cell>
          <table:table-cell table:formula="of:=[.K69] / 360" office:value-type="float" office:value="0.804336982576684">
            <text:p>0.8043369826</text:p>
          </table:table-cell>
          <table:table-cell table:number-columns-repeated="7"/>
        </table:table-row>
        <table:table-row table:style-name="ro2">
          <table:table-cell office:value-type="string">
            <text:p>Jun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58.8822297893051">
            <text:p>58.8822297893</text:p>
          </table:table-cell>
          <table:table-cell table:style-name="ce2" office:value-type="float" office:value="300.436920544206">
            <text:p>300.4369205442</text:p>
          </table:table-cell>
          <table:table-cell/>
          <table:table-cell table:formula="of:=[.J70] / 360" office:value-type="float" office:value="0.163561749414736">
            <text:p>0.1635617494</text:p>
          </table:table-cell>
          <table:table-cell table:formula="of:=[.K70] / 360" office:value-type="float" office:value="0.834547001511683">
            <text:p>0.8345470015</text:p>
          </table:table-cell>
          <table:table-cell table:number-columns-repeated="7"/>
        </table:table-row>
        <table:table-row table:style-name="ro2">
          <table:table-cell office:value-type="string">
            <text:p>Jul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58.6540589909747">
            <text:p>58.654058991</text:p>
          </table:table-cell>
          <table:table-cell table:style-name="ce2" office:value-type="float" office:value="303.445821841912">
            <text:p>303.4458218419</text:p>
          </table:table-cell>
          <table:table-cell/>
          <table:table-cell table:formula="of:=[.J71] / 360" office:value-type="float" office:value="0.162927941641596">
            <text:p>0.1629279416</text:p>
          </table:table-cell>
          <table:table-cell table:formula="of:=[.K71] / 360" office:value-type="float" office:value="0.842905060671979">
            <text:p>0.8429050607</text:p>
          </table:table-cell>
          <table:table-cell table:number-columns-repeated="7"/>
        </table:table-row>
        <table:table-row table:style-name="ro1">
          <table:table-cell office:value-type="string">
            <text:p>Aug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67.6640317355921">
            <text:p>67.6640317356</text:p>
          </table:table-cell>
          <table:table-cell table:style-name="ce2" office:value-type="float" office:value="295.475708363362">
            <text:p>295.4757083634</text:p>
          </table:table-cell>
          <table:table-cell/>
          <table:table-cell table:formula="of:=[.J72] / 360" office:value-type="float" office:value="0.187955643709978">
            <text:p>0.1879556437</text:p>
          </table:table-cell>
          <table:table-cell table:formula="of:=[.K72] / 360" office:value-type="float" office:value="0.820765856564894">
            <text:p>0.8207658566</text:p>
          </table:table-cell>
          <table:table-cell table:number-columns-repeated="7"/>
        </table:table-row>
        <table:table-row table:style-name="ro2">
          <table:table-cell office:value-type="string">
            <text:p>Sep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79.7139008750243">
            <text:p>79.713900875</text:p>
          </table:table-cell>
          <table:table-cell table:style-name="ce2" office:value-type="float" office:value="280.195234614897">
            <text:p>280.1952346149</text:p>
          </table:table-cell>
          <table:table-cell/>
          <table:table-cell table:formula="of:=[.J73] / 360" office:value-type="float" office:value="0.221427502430623">
            <text:p>0.2214275024</text:p>
          </table:table-cell>
          <table:table-cell table:formula="of:=[.K73] / 360" office:value-type="float" office:value="0.778320096152491">
            <text:p>0.7783200962</text:p>
          </table:table-cell>
          <table:table-cell table:number-columns-repeated="7"/>
        </table:table-row>
        <table:table-row table:style-name="ro1">
          <table:table-cell office:value-type="string">
            <text:p>Oct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91.7108179103683">
            <text:p>91.7108179104</text:p>
          </table:table-cell>
          <table:table-cell table:style-name="ce2" office:value-type="float" office:value="263.068874313618">
            <text:p>263.0688743136</text:p>
          </table:table-cell>
          <table:table-cell/>
          <table:table-cell table:formula="of:=[.J74] / 360" office:value-type="float" office:value="0.254752271973245">
            <text:p>0.254752272</text:p>
          </table:table-cell>
          <table:table-cell table:formula="of:=[.K74] / 360" office:value-type="float" office:value="0.730746873093384">
            <text:p>0.7307468731</text:p>
          </table:table-cell>
          <table:table-cell table:number-columns-repeated="7"/>
        </table:table-row>
        <table:table-row table:style-name="ro1">
          <table:table-cell office:value-type="string">
            <text:p>Nov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05.067812241324">
            <text:p>105.0678122413</text:p>
          </table:table-cell>
          <table:table-cell table:style-name="ce2" office:value-type="float" office:value="246.783181851226">
            <text:p>246.7831818512</text:p>
          </table:table-cell>
          <table:table-cell/>
          <table:table-cell table:formula="of:=[.J75] / 360" office:value-type="float" office:value="0.291855034003678">
            <text:p>0.291855034</text:p>
          </table:table-cell>
          <table:table-cell table:formula="of:=[.K75] / 360" office:value-type="float" office:value="0.685508838475628">
            <text:p>0.6855088385</text:p>
          </table:table-cell>
          <table:table-cell table:number-columns-repeated="7"/>
        </table:table-row>
        <table:table-row table:style-name="ro1">
          <table:table-cell office:value-type="string">
            <text:p>Dec</text:p>
          </table:table-cell>
          <table:table-cell table:style-name="ce2" office:value-type="float" office:value="180">
            <text:p>180</text:p>
          </table:table-cell>
          <table:table-cell table:number-columns-repeated="7"/>
          <table:table-cell table:style-name="ce2" office:value-type="float" office:value="117.70732188436">
            <text:p>117.7073218844</text:p>
          </table:table-cell>
          <table:table-cell table:style-name="ce2" office:value-type="float" office:value="237.033965347268">
            <text:p>237.0339653473</text:p>
          </table:table-cell>
          <table:table-cell/>
          <table:table-cell table:formula="of:=[.J76] / 360" office:value-type="float" office:value="0.326964783012111">
            <text:p>0.326964783</text:p>
          </table:table-cell>
          <table:table-cell table:formula="of:=[.K76] / 360" office:value-type="float" office:value="0.658427681520189">
            <text:p>0.6584276815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Sunrise / Sunset Height (degrees)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>
            <text:p>Sun's Position</text:p>
          </table:table-cell>
          <table:table-cell table:number-columns-repeated="8"/>
          <table:table-cell office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ys since Epoch</text:p>
          </table:table-cell>
          <table:table-cell/>
          <table:table-cell office:value-type="string">
            <text:p>Julian Centuries</text:p>
          </table:table-cell>
          <table:table-cell/>
          <table:table-cell office:value-type="string">
            <office:annotation draw:style-name="gr2" draw:text-style-name="P1" svg:width="2.899cm" svg:height="0.991cm" svg:x="14.157cm" svg:y="32.19cm" draw:caption-point-x="-0.61cm" draw:caption-point-y="1.512cm">
              <dc:date>2016-12-11T00:00:00</dc:date>
              <text:p text:style-name="P1"><text:span text:style-name="T2">Mean Longitude Plus Aberration</text:span></text:p>
            </office:annotation>
            <text:p>L (degrees)</text:p>
          </table:table-cell>
          <table:table-cell office:value-type="string">
            <office:annotation draw:style-name="gr2" draw:text-style-name="P1" svg:width="2.899cm" svg:height="0.596cm" svg:x="16.415cm" svg:y="32.19cm" draw:caption-point-x="-0.61cm" draw:caption-point-y="1.512cm">
              <dc:date>2016-12-11T00:00:00</dc:date>
              <text:p text:style-name="P1"><text:span text:style-name="T2">Mean Anomaly</text:span></text:p>
            </office:annotation>
            <text:p>G (degrees)</text:p>
          </table:table-cell>
          <table:table-cell office:value-type="string">
            <office:annotation draw:style-name="gr2" draw:text-style-name="P1" svg:width="2.899cm" svg:height="1.386cm" svg:x="18.673cm" svg:y="32.19cm" draw:caption-point-x="-0.61cm" draw:caption-point-y="1.512cm">
              <dc:date>2016-12-11T00:00:00</dc:date>
              <text:p text:style-name="P1"><text:span text:style-name="T2">Equatorial Centre Correction</text:span></text:p>
            </office:annotation>
            <text:p>EC (degrees)</text:p>
          </table:table-cell>
          <table:table-cell office:value-type="string">
            <office:annotation draw:style-name="gr2" draw:text-style-name="P1" svg:width="2.899cm" svg:height="1.386cm" svg:x="20.931cm" svg:y="32.19cm" draw:caption-point-x="-0.61cm" draw:caption-point-y="1.512cm">
              <dc:date>2016-12-11T00:00:00</dc:date>
              <text:p text:style-name="P1"><text:span text:style-name="T2">Ecliptic Longitude of the Sun</text:span></text:p>
            </office:annotation>
            <text:p>Lambda (degrees)</text:p>
          </table:table-cell>
          <table:table-cell office:value-type="string">
            <text:p>E</text:p>
          </table:table-cell>
          <table:table-cell office:value-type="string">
            <office:annotation draw:style-name="gr2" draw:text-style-name="P1" svg:width="2.899cm" svg:height="1.781cm" svg:x="25.448cm" svg:y="32.19cm" draw:caption-point-x="-0.61cm" draw:caption-point-y="1.512cm">
              <dc:date>2016-12-11T00:00:00</dc:date>
              <text:p text:style-name="P1"><text:span text:style-name="T2">Hour Angle of Sun on the Greenwich Meridian</text:span></text:p>
            </office:annotation>
            <text:p>GHA (degrees)</text:p>
          </table:table-cell>
          <table:table-cell office:value-type="string">
            <office:annotation draw:style-name="gr2" draw:text-style-name="P1" svg:width="2.899cm" svg:height="1.386cm" svg:x="27.706cm" svg:y="32.19cm" draw:caption-point-x="-0.61cm" draw:caption-point-y="1.512cm">
              <dc:date>2016-12-11T00:00:00</dc:date>
              <text:p text:style-name="P1"><text:span text:style-name="T2">Obliquity of the Elliptic (tilt of the Earth's axis)</text:span></text:p>
            </office:annotation>
            <text:p>OBL (degrees)</text:p>
          </table:table-cell>
          <table:table-cell office:value-type="string">
            <office:annotation draw:style-name="gr2" draw:text-style-name="P1" svg:width="2.899cm" svg:height="0.505cm" svg:x="29.964cm" svg:y="32.19cm" draw:caption-point-x="-0.61cm" draw:caption-point-y="1.512cm">
              <dc:date>2016-12-11T00:00:00</dc:date>
              <text:p text:style-name="P1"><text:span text:style-name="T3">Sun's Declination</text:span></text:p>
            </office:annotation>
            <text:p>Delta (degrees)</text:p>
          </table:table-cell>
          <table:table-cell/>
          <table:table-cell office:value-type="string">
            <text:p>COSC Numerator</text:p>
          </table:table-cell>
          <table:table-cell office:value-type="string">
            <text:p>COSC Denominator</text:p>
          </table:table-cell>
          <table:table-cell office:value-type="string">
            <text:p>COSC</text:p>
          </table:table-cell>
          <table:table-cell office:value-type="string">
            <text:p>Correction (degrees)</text:p>
          </table:table-cell>
          <table:table-cell/>
          <table:table-cell office:value-type="string">
            <text:p>Sunrise Event Time (degrees)</text:p>
          </table:table-cell>
          <table:table-cell office:value-type="string">
            <text:p>Sunset Event Time (degrees)</text:p>
          </table:table-cell>
        </table:table-row>
        <table:table-row table:style-name="ro1">
          <table:table-cell office:value-type="string">
            <text:p>Jan</text:p>
          </table:table-cell>
          <table:table-cell table:formula="of:=DATE([.$A$21]; 1; 1) - DATE(2000; 1; 1) - 0.5" office:value-type="float" office:value="-0.5">
            <text:p>-0.5</text:p>
          </table:table-cell>
          <table:table-cell/>
          <table:table-cell table:formula="of:=([.B81] + [.$B65] / 360) / 36525" office:value-type="float" office:value="0">
            <text:p>0</text:p>
          </table:table-cell>
          <table:table-cell/>
          <table:table-cell table:formula="of:=280.46 + 36000.77 * [.D81]" office:value-type="float" office:value="280.46">
            <text:p>280.46</text:p>
          </table:table-cell>
          <table:table-cell table:formula="of:=357.528 + 35999.05 * [.D81]" office:value-type="float" office:value="357.528">
            <text:p>357.528</text:p>
          </table:table-cell>
          <table:table-cell table:formula="of:=1.915 * SIN([.G81] * PI() / 180) + 0.02 * SIN(2 * [.G81] * PI() / 180)" office:value-type="float" office:value="-0.0843198027627539">
            <text:p>-0.0843198028</text:p>
          </table:table-cell>
          <table:table-cell table:formula="of:=[.F81] + [.H81]" office:value-type="float" office:value="280.375680197237">
            <text:p>280.3756801972</text:p>
          </table:table-cell>
          <table:table-cell table:formula="of:=-[.H81] + 2.466 * SIN (2 * [.I81] * PI() / 180) - 0.053 * SIN(4 * [.I81] * PI() / 180)" office:value-type="float" office:value="-0.824537397403776">
            <text:p>-0.8245373974</text:p>
          </table:table-cell>
          <table:table-cell table:formula="of:=[.$B65] - 180 + [.J81]" office:value-type="float" office:value="-0.824537397403776">
            <text:p>-0.8245373974</text:p>
          </table:table-cell>
          <table:table-cell table:formula="of:=23.4393 - 0.013 * [.D81]" office:value-type="float" office:value="23.4393">
            <text:p>23.4393</text:p>
          </table:table-cell>
          <table:table-cell table:formula="of:=ASIN(SIN([.L81] * PI() / 180) * SIN([.I81] * PI() / 180)) * 180 / PI()" office:value-type="float" office:value="-23.0337228101744">
            <text:p>-23.0337228102</text:p>
          </table:table-cell>
          <table:table-cell/>
          <table:table-cell table:formula="of:=SIN([.$C$78] * PI() / 180) - SIN([.$C$18] * PI() / 180) * SIN([.M81] * PI() / 180)" office:value-type="float" office:value="0.306255253964258">
            <text:p>0.306255254</text:p>
          </table:table-cell>
          <table:table-cell table:formula="of:=COS([.$C$18] * PI() / 180) * COS([.M81] * PI() / 180)" office:value-type="float" office:value="0.57276047014281">
            <text:p>0.5727604701</text:p>
          </table:table-cell>
          <table:table-cell table:formula="of:=IF(([.O81] / [.P81]) &gt; 1; 0; IF(([.O81] / [.P81]) &lt; -1; 1; [.O81] / [.P81]))" office:value-type="float" office:value="0.534700402574741">
            <text:p>0.5347004026</text:p>
          </table:table-cell>
          <table:table-cell table:formula="of:=ACOS([.Q81]) * 180 / PI()" office:value-type="float" office:value="57.6764042636902">
            <text:p>57.6764042637</text:p>
          </table:table-cell>
          <table:table-cell/>
          <table:table-cell table:formula="of:=[.$B65] - ([.K81] + [.$C$19] + [.R81])" office:value-type="float" office:value="123.266225133714">
            <text:p>123.2662251337</text:p>
          </table:table-cell>
          <table:table-cell table:style-name="ce11" table:formula="of:=[.$B65] - ([.K81] + [.$C$19] - [.R81])" office:value-type="float" office:value="238.619033661094">
            <text:p>238.6190336611</text:p>
          </table:table-cell>
        </table:table-row>
        <table:table-row table:style-name="ro1">
          <table:table-cell office:value-type="string">
            <text:p>Feb</text:p>
          </table:table-cell>
          <table:table-cell table:formula="of:=DATE([.$A$21]; 2; 1) - DATE(2000; 1; 1) - 0.5" office:value-type="float" office:value="30.5">
            <text:p>30.5</text:p>
          </table:table-cell>
          <table:table-cell/>
          <table:table-cell table:formula="of:=([.B82] + [.$B66] / 360) / 36525" office:value-type="float" office:value="0.000848733744010951">
            <text:p>0.0008487337</text:p>
          </table:table-cell>
          <table:table-cell/>
          <table:table-cell table:formula="of:=280.46 + 36000.77 * [.D82]" office:value-type="float" office:value="311.015068309377">
            <text:p>311.0150683094</text:p>
          </table:table-cell>
          <table:table-cell table:formula="of:=357.528 + 35999.05 * [.D82]" office:value-type="float" office:value="388.081608487337">
            <text:p>388.0816084873</text:p>
          </table:table-cell>
          <table:table-cell table:formula="of:=1.915 * SIN([.G82] * PI() / 180) + 0.02 * SIN(2 * [.G82] * PI() / 180)" office:value-type="float" office:value="0.918058005506135">
            <text:p>0.9180580055</text:p>
          </table:table-cell>
          <table:table-cell table:formula="of:=[.F82] + [.H82]" office:value-type="float" office:value="311.933126314883">
            <text:p>311.9331263149</text:p>
          </table:table-cell>
          <table:table-cell table:formula="of:=-[.H82] + 2.466 * SIN (2 * [.I82] * PI() / 180) - 0.053 * SIN(4 * [.I82] * PI() / 180)" office:value-type="float" office:value="-3.38120183459029">
            <text:p>-3.3812018346</text:p>
          </table:table-cell>
          <table:table-cell table:formula="of:=[.$B66] - 180 + [.J82]" office:value-type="float" office:value="-3.38120183459029">
            <text:p>-3.3812018346</text:p>
          </table:table-cell>
          <table:table-cell table:formula="of:=23.4393 - 0.013 * [.D82]" office:value-type="float" office:value="23.4392889664613">
            <text:p>23.4392889665</text:p>
          </table:table-cell>
          <table:table-cell table:formula="of:=ASIN(SIN([.L82] * PI() / 180) * SIN([.I82] * PI() / 180)) * 180 / PI()" office:value-type="float" office:value="-17.2125008592979">
            <text:p>-17.2125008593</text:p>
          </table:table-cell>
          <table:table-cell/>
          <table:table-cell table:formula="of:=SIN([.$C$78] * PI() / 180) - SIN([.$C$18] * PI() / 180) * SIN([.M82] * PI() / 180)" office:value-type="float" office:value="0.231618354261574">
            <text:p>0.2316183543</text:p>
          </table:table-cell>
          <table:table-cell table:formula="of:=COS([.$C$18] * PI() / 180) * COS([.M82] * PI() / 180)" office:value-type="float" office:value="0.594505864050935">
            <text:p>0.5945058641</text:p>
          </table:table-cell>
          <table:table-cell table:formula="of:=IF(([.O82] / [.P82]) &gt; 1; 0; IF(([.O82] / [.P82]) &lt; -1; 1; [.O82] / [.P82]))" office:value-type="float" office:value="0.389598098634953">
            <text:p>0.3895980986</text:p>
          </table:table-cell>
          <table:table-cell table:formula="of:=ACOS([.Q82]) * 180 / PI()" office:value-type="float" office:value="67.0705057606839">
            <text:p>67.0705057607</text:p>
          </table:table-cell>
          <table:table-cell/>
          <table:table-cell table:formula="of:=[.$B66] - ([.K82] + [.$C$19] + [.R82])" office:value-type="float" office:value="116.428788073906">
            <text:p>116.4287880739</text:p>
          </table:table-cell>
          <table:table-cell table:style-name="ce11" table:formula="of:=[.$B66] - ([.K82] + [.$C$19] - [.R82])" office:value-type="float" office:value="250.569799595274">
            <text:p>250.5697995953</text:p>
          </table:table-cell>
        </table:table-row>
        <table:table-row table:style-name="ro1">
          <table:table-cell office:value-type="string">
            <text:p>Mar</text:p>
          </table:table-cell>
          <table:table-cell table:formula="of:=DATE([.$A$21]; 3; 1) - DATE(2000; 1; 1) - 0.5" office:value-type="float" office:value="59.5">
            <text:p>59.5</text:p>
          </table:table-cell>
          <table:table-cell/>
          <table:table-cell table:formula="of:=([.B83] + [.$B67] / 360) / 36525" office:value-type="float" office:value="0.00164271047227926">
            <text:p>0.0016427105</text:p>
          </table:table-cell>
          <table:table-cell/>
          <table:table-cell table:formula="of:=280.46 + 36000.77 * [.D83]" office:value-type="float" office:value="339.598841889117">
            <text:p>339.5988418891</text:p>
          </table:table-cell>
          <table:table-cell table:formula="of:=357.528 + 35999.05 * [.D83]" office:value-type="float" office:value="416.664016427105">
            <text:p>416.6640164271</text:p>
          </table:table-cell>
          <table:table-cell table:formula="of:=1.915 * SIN([.G83] * PI() / 180) + 0.02 * SIN(2 * [.G83] * PI() / 180)" office:value-type="float" office:value="1.618275537024">
            <text:p>1.618275537</text:p>
          </table:table-cell>
          <table:table-cell table:formula="of:=[.F83] + [.H83]" office:value-type="float" office:value="341.217117426141">
            <text:p>341.2171174261</text:p>
          </table:table-cell>
          <table:table-cell table:formula="of:=-[.H83] + 2.466 * SIN (2 * [.I83] * PI() / 180) - 0.053 * SIN(4 * [.I83] * PI() / 180)" office:value-type="float" office:value="-3.07050041005596">
            <text:p>-3.0705004101</text:p>
          </table:table-cell>
          <table:table-cell table:formula="of:=[.$B67] - 180 + [.J83]" office:value-type="float" office:value="-3.07050041005596">
            <text:p>-3.0705004101</text:p>
          </table:table-cell>
          <table:table-cell table:formula="of:=23.4393 - 0.013 * [.D83]" office:value-type="float" office:value="23.4392786447639">
            <text:p>23.4392786448</text:p>
          </table:table-cell>
          <table:table-cell table:formula="of:=ASIN(SIN([.L83] * PI() / 180) * SIN([.I83] * PI() / 180)) * 180 / PI()" office:value-type="float" office:value="-7.35850461173353">
            <text:p>-7.3585046117</text:p>
          </table:table-cell>
          <table:table-cell/>
          <table:table-cell table:formula="of:=SIN([.$C$78] * PI() / 180) - SIN([.$C$18] * PI() / 180) * SIN([.M83] * PI() / 180)" office:value-type="float" office:value="0.100248115723815">
            <text:p>0.1002481157</text:p>
          </table:table-cell>
          <table:table-cell table:formula="of:=COS([.$C$18] * PI() / 180) * COS([.M83] * PI() / 180)" office:value-type="float" office:value="0.617254071883887">
            <text:p>0.6172540719</text:p>
          </table:table-cell>
          <table:table-cell table:formula="of:=IF(([.O83] / [.P83]) &gt; 1; 0; IF(([.O83] / [.P83]) &lt; -1; 1; [.O83] / [.P83]))" office:value-type="float" office:value="0.162409808683567">
            <text:p>0.1624098087</text:p>
          </table:table-cell>
          <table:table-cell table:formula="of:=ACOS([.Q83]) * 180 / PI()" office:value-type="float" office:value="80.6532020947108">
            <text:p>80.6532020947</text:p>
          </table:table-cell>
          <table:table-cell/>
          <table:table-cell table:formula="of:=[.$B67] - ([.K83] + [.$C$19] + [.R83])" office:value-type="float" office:value="102.535390315345">
            <text:p>102.5353903153</text:p>
          </table:table-cell>
          <table:table-cell table:style-name="ce11" table:formula="of:=[.$B67] - ([.K83] + [.$C$19] - [.R83])" office:value-type="float" office:value="263.841794504767">
            <text:p>263.8417945048</text:p>
          </table:table-cell>
        </table:table-row>
        <table:table-row table:style-name="ro1">
          <table:table-cell office:value-type="string">
            <text:p>Apr</text:p>
          </table:table-cell>
          <table:table-cell table:formula="of:=DATE([.$A$21]; 4; 1) - DATE(2000; 1; 1) - 0.5" office:value-type="float" office:value="90.5">
            <text:p>90.5</text:p>
          </table:table-cell>
          <table:table-cell/>
          <table:table-cell table:formula="of:=([.B84] + [.$B68] / 360) / 36525" office:value-type="float" office:value="0.00249144421629021">
            <text:p>0.0024914442</text:p>
          </table:table-cell>
          <table:table-cell/>
          <table:table-cell table:formula="of:=280.46 + 36000.77 * [.D84]" office:value-type="float" office:value="370.153910198494">
            <text:p>370.1539101985</text:p>
          </table:table-cell>
          <table:table-cell table:formula="of:=357.528 + 35999.05 * [.D84]" office:value-type="float" office:value="447.217624914442">
            <text:p>447.2176249144</text:p>
          </table:table-cell>
          <table:table-cell table:formula="of:=1.915 * SIN([.G84] * PI() / 180) + 0.02 * SIN(2 * [.G84] * PI() / 180)" office:value-type="float" office:value="1.91468185070067">
            <text:p>1.9146818507</text:p>
          </table:table-cell>
          <table:table-cell table:formula="of:=[.F84] + [.H84]" office:value-type="float" office:value="372.068592049195">
            <text:p>372.0685920492</text:p>
          </table:table-cell>
          <table:table-cell table:formula="of:=-[.H84] + 2.466 * SIN (2 * [.I84] * PI() / 180) - 0.053 * SIN(4 * [.I84] * PI() / 180)" office:value-type="float" office:value="-0.945834297648151">
            <text:p>-0.9458342976</text:p>
          </table:table-cell>
          <table:table-cell table:formula="of:=[.$B68] - 180 + [.J84]" office:value-type="float" office:value="-0.945834297648151">
            <text:p>-0.9458342976</text:p>
          </table:table-cell>
          <table:table-cell table:formula="of:=23.4393 - 0.013 * [.D84]" office:value-type="float" office:value="23.4392676112252">
            <text:p>23.4392676112</text:p>
          </table:table-cell>
          <table:table-cell table:formula="of:=ASIN(SIN([.L84] * PI() / 180) * SIN([.I84] * PI() / 180)) * 180 / PI()" office:value-type="float" office:value="4.77069621513723">
            <text:p>4.7706962151</text:p>
          </table:table-cell>
          <table:table-cell/>
          <table:table-cell table:formula="of:=SIN([.$C$78] * PI() / 180) - SIN([.$C$18] * PI() / 180) * SIN([.M84] * PI() / 180)" office:value-type="float" office:value="-0.0650970081740782">
            <text:p>-0.0650970082</text:p>
          </table:table-cell>
          <table:table-cell table:formula="of:=COS([.$C$18] * PI() / 180) * COS([.M84] * PI() / 180)" office:value-type="float" office:value="0.620223661423352">
            <text:p>0.6202236614</text:p>
          </table:table-cell>
          <table:table-cell table:formula="of:=IF(([.O84] / [.P84]) &gt; 1; 0; IF(([.O84] / [.P84]) &lt; -1; 1; [.O84] / [.P84]))" office:value-type="float" office:value="-0.10495731172959">
            <text:p>-0.1049573117</text:p>
          </table:table-cell>
          <table:table-cell table:formula="of:=ACOS([.Q84]) * 180 / PI()" office:value-type="float" office:value="96.0247071126637">
            <text:p>96.0247071127</text:p>
          </table:table-cell>
          <table:table-cell/>
          <table:table-cell table:formula="of:=[.$B68] - ([.K84] + [.$C$19] + [.R84])" office:value-type="float" office:value="85.0392191849845">
            <text:p>85.039219185</text:p>
          </table:table-cell>
          <table:table-cell table:style-name="ce11" table:formula="of:=[.$B68] - ([.K84] + [.$C$19] - [.R84])" office:value-type="float" office:value="277.088633410312">
            <text:p>277.0886334103</text:p>
          </table:table-cell>
        </table:table-row>
        <table:table-row table:style-name="ro1">
          <table:table-cell office:value-type="string">
            <text:p>May</text:p>
          </table:table-cell>
          <table:table-cell table:formula="of:=DATE([.$A$21]; 5; 1) - DATE(2000; 1; 1) - 0.5" office:value-type="float" office:value="120.5">
            <text:p>120.5</text:p>
          </table:table-cell>
          <table:table-cell/>
          <table:table-cell table:formula="of:=([.B85] + [.$B69] / 360) / 36525" office:value-type="float" office:value="0.00331279945242984">
            <text:p>0.0033127995</text:p>
          </table:table-cell>
          <table:table-cell/>
          <table:table-cell table:formula="of:=280.46 + 36000.77 * [.D85]" office:value-type="float" office:value="399.723331143053">
            <text:p>399.7233311431</text:p>
          </table:table-cell>
          <table:table-cell table:formula="of:=357.528 + 35999.05 * [.D85]" office:value-type="float" office:value="476.785633127995">
            <text:p>476.785633128</text:p>
          </table:table-cell>
          <table:table-cell table:formula="of:=1.915 * SIN([.G85] * PI() / 180) + 0.02 * SIN(2 * [.G85] * PI() / 180)" office:value-type="float" office:value="1.69342637116883">
            <text:p>1.6934263712</text:p>
          </table:table-cell>
          <table:table-cell table:formula="of:=[.F85] + [.H85]" office:value-type="float" office:value="401.416757514222">
            <text:p>401.4167575142</text:p>
          </table:table-cell>
          <table:table-cell table:formula="of:=-[.H85] + 2.466 * SIN (2 * [.I85] * PI() / 180) - 0.053 * SIN(4 * [.I85] * PI() / 180)" office:value-type="float" office:value="0.740188355928312">
            <text:p>0.7401883559</text:p>
          </table:table-cell>
          <table:table-cell table:formula="of:=[.$B69] - 180 + [.J85]" office:value-type="float" office:value="0.740188355928312">
            <text:p>0.7401883559</text:p>
          </table:table-cell>
          <table:table-cell table:formula="of:=23.4393 - 0.013 * [.D85]" office:value-type="float" office:value="23.4392569336071">
            <text:p>23.4392569336</text:p>
          </table:table-cell>
          <table:table-cell table:formula="of:=ASIN(SIN([.L85] * PI() / 180) * SIN([.I85] * PI() / 180)) * 180 / PI()" office:value-type="float" office:value="15.2565583629075">
            <text:p>15.2565583629</text:p>
          </table:table-cell>
          <table:table-cell/>
          <table:table-cell table:formula="of:=SIN([.$C$78] * PI() / 180) - SIN([.$C$18] * PI() / 180) * SIN([.M85] * PI() / 180)" office:value-type="float" office:value="-0.205965000596266">
            <text:p>-0.2059650006</text:p>
          </table:table-cell>
          <table:table-cell table:formula="of:=COS([.$C$18] * PI() / 180) * COS([.M85] * PI() / 180)" office:value-type="float" office:value="0.600445476840592">
            <text:p>0.6004454768</text:p>
          </table:table-cell>
          <table:table-cell table:formula="of:=IF(([.O85] / [.P85]) &gt; 1; 0; IF(([.O85] / [.P85]) &lt; -1; 1; [.O85] / [.P85]))" office:value-type="float" office:value="-0.343020321645201">
            <text:p>-0.3430203216</text:p>
          </table:table-cell>
          <table:table-cell table:formula="of:=ACOS([.Q85]) * 180 / PI()" office:value-type="float" office:value="110.060995596274">
            <text:p>110.0609955963</text:p>
          </table:table-cell>
          <table:table-cell/>
          <table:table-cell table:formula="of:=[.$B69] - ([.K85] + [.$C$19] + [.R85])" office:value-type="float" office:value="69.3169080477982">
            <text:p>69.3169080478</text:p>
          </table:table-cell>
          <table:table-cell table:style-name="ce11" table:formula="of:=[.$B69] - ([.K85] + [.$C$19] - [.R85])" office:value-type="float" office:value="289.438899240345">
            <text:p>289.4388992403</text:p>
          </table:table-cell>
        </table:table-row>
        <table:table-row table:style-name="ro2">
          <table:table-cell office:value-type="string">
            <text:p>Jun</text:p>
          </table:table-cell>
          <table:table-cell table:formula="of:=DATE([.$A$21]; 6; 1) - DATE(2000; 1; 1) - 0.5" office:value-type="float" office:value="151.5">
            <text:p>151.5</text:p>
          </table:table-cell>
          <table:table-cell/>
          <table:table-cell table:formula="of:=([.B86] + [.$B70] / 360) / 36525" office:value-type="float" office:value="0.00416153319644079">
            <text:p>0.0041615332</text:p>
          </table:table-cell>
          <table:table-cell/>
          <table:table-cell table:formula="of:=280.46 + 36000.77 * [.D86]" office:value-type="float" office:value="430.27839945243">
            <text:p>430.2783994524</text:p>
          </table:table-cell>
          <table:table-cell table:formula="of:=357.528 + 35999.05 * [.D86]" office:value-type="float" office:value="507.339241615332">
            <text:p>507.3392416153</text:p>
          </table:table-cell>
          <table:table-cell table:formula="of:=1.915 * SIN([.G86] * PI() / 180) + 0.02 * SIN(2 * [.G86] * PI() / 180)" office:value-type="float" office:value="1.0152829661521">
            <text:p>1.0152829662</text:p>
          </table:table-cell>
          <table:table-cell table:formula="of:=[.F86] + [.H86]" office:value-type="float" office:value="431.293682418582">
            <text:p>431.2936824186</text:p>
          </table:table-cell>
          <table:table-cell table:formula="of:=-[.H86] + 2.466 * SIN (2 * [.I86] * PI() / 180) - 0.053 * SIN(4 * [.I86] * PI() / 180)" office:value-type="float" office:value="0.534089830949306">
            <text:p>0.5340898309</text:p>
          </table:table-cell>
          <table:table-cell table:formula="of:=[.$B70] - 180 + [.J86]" office:value-type="float" office:value="0.534089830949306">
            <text:p>0.5340898309</text:p>
          </table:table-cell>
          <table:table-cell table:formula="of:=23.4393 - 0.013 * [.D86]" office:value-type="float" office:value="23.4392459000684">
            <text:p>23.4392459001</text:p>
          </table:table-cell>
          <table:table-cell table:formula="of:=ASIN(SIN([.L86] * PI() / 180) * SIN([.I86] * PI() / 180)) * 180 / PI()" office:value-type="float" office:value="22.1333721974421">
            <text:p>22.1333721974</text:p>
          </table:table-cell>
          <table:table-cell/>
          <table:table-cell table:formula="of:=SIN([.$C$78] * PI() / 180) - SIN([.$C$18] * PI() / 180) * SIN([.M86] * PI() / 180)" office:value-type="float" office:value="-0.294898848388724">
            <text:p>-0.2948988484</text:p>
          </table:table-cell>
          <table:table-cell table:formula="of:=COS([.$C$18] * PI() / 180) * COS([.M86] * PI() / 180)" office:value-type="float" office:value="0.576516296407891">
            <text:p>0.5765162964</text:p>
          </table:table-cell>
          <table:table-cell table:formula="of:=IF(([.O86] / [.P86]) &gt; 1; 0; IF(([.O86] / [.P86]) &lt; -1; 1; [.O86] / [.P86]))" office:value-type="float" office:value="-0.511518668641554">
            <text:p>-0.5115186686</text:p>
          </table:table-cell>
          <table:table-cell table:formula="of:=ACOS([.Q86]) * 180 / PI()" office:value-type="float" office:value="120.76504054218">
            <text:p>120.7650405422</text:p>
          </table:table-cell>
          <table:table-cell/>
          <table:table-cell table:formula="of:=[.$B70] - ([.K86] + [.$C$19] + [.R86])" office:value-type="float" office:value="58.8189616268707">
            <text:p>58.8189616269</text:p>
          </table:table-cell>
          <table:table-cell table:style-name="ce11" table:formula="of:=[.$B70] - ([.K86] + [.$C$19] - [.R86])" office:value-type="float" office:value="300.349042711231">
            <text:p>300.3490427112</text:p>
          </table:table-cell>
        </table:table-row>
        <table:table-row table:style-name="ro2">
          <table:table-cell office:value-type="string">
            <text:p>Jul</text:p>
          </table:table-cell>
          <table:table-cell table:formula="of:=DATE([.$A$21]; 7; 1) - DATE(2000; 1; 1) - 0.5" office:value-type="float" office:value="181.5">
            <text:p>181.5</text:p>
          </table:table-cell>
          <table:table-cell/>
          <table:table-cell table:formula="of:=([.B87] + [.$B71] / 360) / 36525" office:value-type="float" office:value="0.00498288843258042">
            <text:p>0.0049828884</text:p>
          </table:table-cell>
          <table:table-cell/>
          <table:table-cell table:formula="of:=280.46 + 36000.77 * [.D87]" office:value-type="float" office:value="459.847820396988">
            <text:p>459.847820397</text:p>
          </table:table-cell>
          <table:table-cell table:formula="of:=357.528 + 35999.05 * [.D87]" office:value-type="float" office:value="536.907249828884">
            <text:p>536.9072498289</text:p>
          </table:table-cell>
          <table:table-cell table:formula="of:=1.915 * SIN([.G87] * PI() / 180) + 0.02 * SIN(2 * [.G87] * PI() / 180)" office:value-type="float" office:value="0.10116401387457">
            <text:p>0.1011640139</text:p>
          </table:table-cell>
          <table:table-cell table:formula="of:=[.F87] + [.H87]" office:value-type="float" office:value="459.948984410863">
            <text:p>459.9489844109</text:p>
          </table:table-cell>
          <table:table-cell table:formula="of:=-[.H87] + 2.466 * SIN (2 * [.I87] * PI() / 180) - 0.053 * SIN(4 * [.I87] * PI() / 180)" office:value-type="float" office:value="-0.974380709678242">
            <text:p>-0.9743807097</text:p>
          </table:table-cell>
          <table:table-cell table:formula="of:=[.$B71] - 180 + [.J87]" office:value-type="float" office:value="-0.974380709678242">
            <text:p>-0.9743807097</text:p>
          </table:table-cell>
          <table:table-cell table:formula="of:=23.4393 - 0.013 * [.D87]" office:value-type="float" office:value="23.4392352224504">
            <text:p>23.4392352225</text:p>
          </table:table-cell>
          <table:table-cell table:formula="of:=ASIN(SIN([.L87] * PI() / 180) * SIN([.I87] * PI() / 180)) * 180 / PI()" office:value-type="float" office:value="23.0662041363797">
            <text:p>23.0662041364</text:p>
          </table:table-cell>
          <table:table-cell/>
          <table:table-cell table:formula="of:=SIN([.$C$78] * PI() / 180) - SIN([.$C$18] * PI() / 180) * SIN([.M87] * PI() / 180)" office:value-type="float" office:value="-0.306663554627709">
            <text:p>-0.3066635546</text:p>
          </table:table-cell>
          <table:table-cell table:formula="of:=COS([.$C$18] * PI() / 180) * COS([.M87] * PI() / 180)" office:value-type="float" office:value="0.572622324945314">
            <text:p>0.5726223249</text:p>
          </table:table-cell>
          <table:table-cell table:formula="of:=IF(([.O87] / [.P87]) &gt; 1; 0; IF(([.O87] / [.P87]) &lt; -1; 1; [.O87] / [.P87]))" office:value-type="float" office:value="-0.535542435683057">
            <text:p>-0.5355424357</text:p>
          </table:table-cell>
          <table:table-cell table:formula="of:=ACOS([.Q87]) * 180 / PI()" office:value-type="float" office:value="122.380705545101">
            <text:p>122.3807055451</text:p>
          </table:table-cell>
          <table:table-cell/>
          <table:table-cell table:formula="of:=[.$B71] - ([.K87] + [.$C$19] + [.R87])" office:value-type="float" office:value="58.7117671645776">
            <text:p>58.7117671646</text:p>
          </table:table-cell>
          <table:table-cell table:style-name="ce11" table:formula="of:=[.$B71] - ([.K87] + [.$C$19] - [.R87])" office:value-type="float" office:value="303.473178254779">
            <text:p>303.4731782548</text:p>
          </table:table-cell>
        </table:table-row>
        <table:table-row table:style-name="ro1">
          <table:table-cell office:value-type="string">
            <text:p>Aug</text:p>
          </table:table-cell>
          <table:table-cell table:formula="of:=DATE([.$A$21]; 8; 1) - DATE(2000; 1; 1) - 0.5" office:value-type="float" office:value="212.5">
            <text:p>212.5</text:p>
          </table:table-cell>
          <table:table-cell/>
          <table:table-cell table:formula="of:=([.B88] + [.$B72] / 360) / 36525" office:value-type="float" office:value="0.00583162217659138">
            <text:p>0.0058316222</text:p>
          </table:table-cell>
          <table:table-cell/>
          <table:table-cell table:formula="of:=280.46 + 36000.77 * [.D88]" office:value-type="float" office:value="490.402888706366">
            <text:p>490.4028887064</text:p>
          </table:table-cell>
          <table:table-cell table:formula="of:=357.528 + 35999.05 * [.D88]" office:value-type="float" office:value="567.460858316222">
            <text:p>567.4608583162</text:p>
          </table:table-cell>
          <table:table-cell table:formula="of:=1.915 * SIN([.G88] * PI() / 180) + 0.02 * SIN(2 * [.G88] * PI() / 180)" office:value-type="float" office:value="-0.866720617764806">
            <text:p>-0.8667206178</text:p>
          </table:table-cell>
          <table:table-cell table:formula="of:=[.F88] + [.H88]" office:value-type="float" office:value="489.536168088601">
            <text:p>489.5361680886</text:p>
          </table:table-cell>
          <table:table-cell table:formula="of:=-[.H88] + 2.466 * SIN (2 * [.I88] * PI() / 180) - 0.053 * SIN(4 * [.I88] * PI() / 180)" office:value-type="float" office:value="-1.57429414525518">
            <text:p>-1.5742941453</text:p>
          </table:table-cell>
          <table:table-cell table:formula="of:=[.$B72] - 180 + [.J88]" office:value-type="float" office:value="-1.57429414525518">
            <text:p>-1.5742941453</text:p>
          </table:table-cell>
          <table:table-cell table:formula="of:=23.4393 - 0.013 * [.D88]" office:value-type="float" office:value="23.4392241889117">
            <text:p>23.4392241889</text:p>
          </table:table-cell>
          <table:table-cell table:formula="of:=ASIN(SIN([.L88] * PI() / 180) * SIN([.I88] * PI() / 180)) * 180 / PI()" office:value-type="float" office:value="17.864925491291">
            <text:p>17.8649254913</text:p>
          </table:table-cell>
          <table:table-cell/>
          <table:table-cell table:formula="of:=SIN([.$C$78] * PI() / 180) - SIN([.$C$18] * PI() / 180) * SIN([.M88] * PI() / 180)" office:value-type="float" office:value="-0.240116732965881">
            <text:p>-0.240116733</text:p>
          </table:table-cell>
          <table:table-cell table:formula="of:=COS([.$C$18] * PI() / 180) * COS([.M88] * PI() / 180)" office:value-type="float" office:value="0.592370203134079">
            <text:p>0.5923702031</text:p>
          </table:table-cell>
          <table:table-cell table:formula="of:=IF(([.O88] / [.P88]) &gt; 1; 0; IF(([.O88] / [.P88]) &lt; -1; 1; [.O88] / [.P88]))" office:value-type="float" office:value="-0.405349107189195">
            <text:p>-0.4053491072</text:p>
          </table:table-cell>
          <table:table-cell table:formula="of:=ACOS([.Q88]) * 180 / PI()" office:value-type="float" office:value="113.913005841203">
            <text:p>113.9130058412</text:p>
          </table:table-cell>
          <table:table-cell/>
          <table:table-cell table:formula="of:=[.$B72] - ([.K88] + [.$C$19] + [.R88])" office:value-type="float" office:value="67.7793803040523">
            <text:p>67.7793803041</text:p>
          </table:table-cell>
          <table:table-cell table:style-name="ce11" table:formula="of:=[.$B72] - ([.K88] + [.$C$19] - [.R88])" office:value-type="float" office:value="295.605391986458">
            <text:p>295.6053919865</text:p>
          </table:table-cell>
        </table:table-row>
        <table:table-row table:style-name="ro2">
          <table:table-cell office:value-type="string">
            <text:p>Sep</text:p>
          </table:table-cell>
          <table:table-cell table:formula="of:=DATE([.$A$21]; 9; 1) - DATE(2000; 1; 1) - 0.5" office:value-type="float" office:value="243.5">
            <text:p>243.5</text:p>
          </table:table-cell>
          <table:table-cell/>
          <table:table-cell table:formula="of:=([.B89] + [.$B73] / 360) / 36525" office:value-type="float" office:value="0.00668035592060233">
            <text:p>0.0066803559</text:p>
          </table:table-cell>
          <table:table-cell/>
          <table:table-cell table:formula="of:=280.46 + 36000.77 * [.D89]" office:value-type="float" office:value="520.957957015743">
            <text:p>520.9579570157</text:p>
          </table:table-cell>
          <table:table-cell table:formula="of:=357.528 + 35999.05 * [.D89]" office:value-type="float" office:value="598.014466803559">
            <text:p>598.0144668036</text:p>
          </table:table-cell>
          <table:table-cell table:formula="of:=1.915 * SIN([.G89] * PI() / 180) + 0.02 * SIN(2 * [.G89] * PI() / 180)" office:value-type="float" office:value="-1.60629683025926">
            <text:p>-1.6062968303</text:p>
          </table:table-cell>
          <table:table-cell table:formula="of:=[.F89] + [.H89]" office:value-type="float" office:value="519.351660185483">
            <text:p>519.3516601855</text:p>
          </table:table-cell>
          <table:table-cell table:formula="of:=-[.H89] + 2.466 * SIN (2 * [.I89] * PI() / 180) - 0.053 * SIN(4 * [.I89] * PI() / 180)" office:value-type="float" office:value="0.0313978616618305">
            <text:p>0.0313978617</text:p>
          </table:table-cell>
          <table:table-cell table:formula="of:=[.$B73] - 180 + [.J89]" office:value-type="float" office:value="0.0313978616618305">
            <text:p>0.0313978617</text:p>
          </table:table-cell>
          <table:table-cell table:formula="of:=23.4393 - 0.013 * [.D89]" office:value-type="float" office:value="23.439213155373">
            <text:p>23.4392131554</text:p>
          </table:table-cell>
          <table:table-cell table:formula="of:=ASIN(SIN([.L89] * PI() / 180) * SIN([.I89] * PI() / 180)) * 180 / PI()" office:value-type="float" office:value="8.06336738731148">
            <text:p>8.0633673873</text:p>
          </table:table-cell>
          <table:table-cell/>
          <table:table-cell table:formula="of:=SIN([.$C$78] * PI() / 180) - SIN([.$C$18] * PI() / 180) * SIN([.M89] * PI() / 180)" office:value-type="float" office:value="-0.109790087320152">
            <text:p>-0.1097900873</text:p>
          </table:table-cell>
          <table:table-cell table:formula="of:=COS([.$C$18] * PI() / 180) * COS([.M89] * PI() / 180)" office:value-type="float" office:value="0.616226747904578">
            <text:p>0.6162267479</text:p>
          </table:table-cell>
          <table:table-cell table:formula="of:=IF(([.O89] / [.P89]) &gt; 1; 0; IF(([.O89] / [.P89]) &lt; -1; 1; [.O89] / [.P89]))" office:value-type="float" office:value="-0.17816507915874">
            <text:p>-0.1781650792</text:p>
          </table:table-cell>
          <table:table-cell table:formula="of:=ACOS([.Q89]) * 180 / PI()" office:value-type="float" office:value="100.262899063702">
            <text:p>100.2628990637</text:p>
          </table:table-cell>
          <table:table-cell/>
          <table:table-cell table:formula="of:=[.$B73] - ([.K89] + [.$C$19] + [.R89])" office:value-type="float" office:value="79.8237950746363">
            <text:p>79.8237950746</text:p>
          </table:table-cell>
          <table:table-cell table:style-name="ce11" table:formula="of:=[.$B73] - ([.K89] + [.$C$19] - [.R89])" office:value-type="float" office:value="280.34959320204">
            <text:p>280.349593202</text:p>
          </table:table-cell>
        </table:table-row>
        <table:table-row table:style-name="ro1">
          <table:table-cell office:value-type="string">
            <text:p>Oct</text:p>
          </table:table-cell>
          <table:table-cell table:formula="of:=DATE([.$A$21]; 10; 1) - DATE(2000; 1; 1) - 0.5" office:value-type="float" office:value="273.5">
            <text:p>273.5</text:p>
          </table:table-cell>
          <table:table-cell/>
          <table:table-cell table:formula="of:=([.B90] + [.$B74] / 360) / 36525" office:value-type="float" office:value="0.00750171115674196">
            <text:p>0.0075017112</text:p>
          </table:table-cell>
          <table:table-cell/>
          <table:table-cell table:formula="of:=280.46 + 36000.77 * [.D90]" office:value-type="float" office:value="550.527377960301">
            <text:p>550.5273779603</text:p>
          </table:table-cell>
          <table:table-cell table:formula="of:=357.528 + 35999.05 * [.D90]" office:value-type="float" office:value="627.582475017112">
            <text:p>627.5824750171</text:p>
          </table:table-cell>
          <table:table-cell table:formula="of:=1.915 * SIN([.G90] * PI() / 180) + 0.02 * SIN(2 * [.G90] * PI() / 180)" office:value-type="float" office:value="-1.91160985356753">
            <text:p>-1.9116098536</text:p>
          </table:table-cell>
          <table:table-cell table:formula="of:=[.F90] + [.H90]" office:value-type="float" office:value="548.615768106734">
            <text:p>548.6157681067</text:p>
          </table:table-cell>
          <table:table-cell table:formula="of:=-[.H90] + 2.466 * SIN (2 * [.I90] * PI() / 180) - 0.053 * SIN(4 * [.I90] * PI() / 180)" office:value-type="float" office:value="2.61213103305352">
            <text:p>2.6121310331</text:p>
          </table:table-cell>
          <table:table-cell table:formula="of:=[.$B74] - 180 + [.J90]" office:value-type="float" office:value="2.61213103305352">
            <text:p>2.6121310331</text:p>
          </table:table-cell>
          <table:table-cell table:formula="of:=23.4393 - 0.013 * [.D90]" office:value-type="float" office:value="23.439202477755">
            <text:p>23.4392024778</text:p>
          </table:table-cell>
          <table:table-cell table:formula="of:=ASIN(SIN([.L90] * PI() / 180) * SIN([.I90] * PI() / 180)) * 180 / PI()" office:value-type="float" office:value="-3.41626609110826">
            <text:p>-3.4162660911</text:p>
          </table:table-cell>
          <table:table-cell/>
          <table:table-cell table:formula="of:=SIN([.$C$78] * PI() / 180) - SIN([.$C$18] * PI() / 180) * SIN([.M90] * PI() / 180)" office:value-type="float" office:value="0.0466418250442236">
            <text:p>0.046641825</text:p>
          </table:table-cell>
          <table:table-cell table:formula="of:=COS([.$C$18] * PI() / 180) * COS([.M90] * PI() / 180)" office:value-type="float" office:value="0.62127388083087">
            <text:p>0.6212738808</text:p>
          </table:table-cell>
          <table:table-cell table:formula="of:=IF(([.O90] / [.P90]) &gt; 1; 0; IF(([.O90] / [.P90]) &lt; -1; 1; [.O90] / [.P90]))" office:value-type="float" office:value="0.0750744985156086">
            <text:p>0.0750744985</text:p>
          </table:table-cell>
          <table:table-cell table:formula="of:=ACOS([.Q90]) * 180 / PI()" office:value-type="float" office:value="85.6944971768733">
            <text:p>85.6944971769</text:p>
          </table:table-cell>
          <table:table-cell/>
          <table:table-cell table:formula="of:=[.$B74] - ([.K90] + [.$C$19] + [.R90])" office:value-type="float" office:value="91.8114637900732">
            <text:p>91.8114637901</text:p>
          </table:table-cell>
          <table:table-cell table:style-name="ce11" table:formula="of:=[.$B74] - ([.K90] + [.$C$19] - [.R90])" office:value-type="float" office:value="263.20045814382">
            <text:p>263.2004581438</text:p>
          </table:table-cell>
        </table:table-row>
        <table:table-row table:style-name="ro1">
          <table:table-cell office:value-type="string">
            <text:p>Nov</text:p>
          </table:table-cell>
          <table:table-cell table:formula="of:=DATE([.$A$21]; 11; 1) - DATE(2000; 1; 1) - 0.5" office:value-type="float" office:value="304.5">
            <text:p>304.5</text:p>
          </table:table-cell>
          <table:table-cell/>
          <table:table-cell table:formula="of:=([.B91] + [.$B75] / 360) / 36525" office:value-type="float" office:value="0.00835044490075291">
            <text:p>0.0083504449</text:p>
          </table:table-cell>
          <table:table-cell/>
          <table:table-cell table:formula="of:=280.46 + 36000.77 * [.D91]" office:value-type="float" office:value="581.082446269678">
            <text:p>581.0824462697</text:p>
          </table:table-cell>
          <table:table-cell table:formula="of:=357.528 + 35999.05 * [.D91]" office:value-type="float" office:value="658.136083504449">
            <text:p>658.1360835044</text:p>
          </table:table-cell>
          <table:table-cell table:formula="of:=1.915 * SIN([.G91] * PI() / 180) + 0.02 * SIN(2 * [.G91] * PI() / 180)" office:value-type="float" office:value="-1.70533825312498">
            <text:p>-1.7053382531</text:p>
          </table:table-cell>
          <table:table-cell table:formula="of:=[.F91] + [.H91]" office:value-type="float" office:value="579.377108016553">
            <text:p>579.3771080166</text:p>
          </table:table-cell>
          <table:table-cell table:formula="of:=-[.H91] + 2.466 * SIN (2 * [.I91] * PI() / 180) - 0.053 * SIN(4 * [.I91] * PI() / 180)" office:value-type="float" office:value="4.10371513305772">
            <text:p>4.1037151331</text:p>
          </table:table-cell>
          <table:table-cell table:formula="of:=[.$B75] - 180 + [.J91]" office:value-type="float" office:value="4.10371513305772">
            <text:p>4.1037151331</text:p>
          </table:table-cell>
          <table:table-cell table:formula="of:=23.4393 - 0.013 * [.D91]" office:value-type="float" office:value="23.4391914442163">
            <text:p>23.4391914442</text:p>
          </table:table-cell>
          <table:table-cell table:formula="of:=ASIN(SIN([.L91] * PI() / 180) * SIN([.I91] * PI() / 180)) * 180 / PI()" office:value-type="float" office:value="-14.6170582861188">
            <text:p>-14.6170582861</text:p>
          </table:table-cell>
          <table:table-cell/>
          <table:table-cell table:formula="of:=SIN([.$C$78] * PI() / 180) - SIN([.$C$18] * PI() / 180) * SIN([.M91] * PI() / 180)" office:value-type="float" office:value="0.197524049357249">
            <text:p>0.1975240494</text:p>
          </table:table-cell>
          <table:table-cell table:formula="of:=COS([.$C$18] * PI() / 180) * COS([.M91] * PI() / 180)" office:value-type="float" office:value="0.602235983501273">
            <text:p>0.6022359835</text:p>
          </table:table-cell>
          <table:table-cell table:formula="of:=IF(([.O91] / [.P91]) &gt; 1; 0; IF(([.O91] / [.P91]) &lt; -1; 1; [.O91] / [.P91]))" office:value-type="float" office:value="0.327984469159226">
            <text:p>0.3279844692</text:p>
          </table:table-cell>
          <table:table-cell table:formula="of:=ACOS([.Q91]) * 180 / PI()" office:value-type="float" office:value="70.8535134534362">
            <text:p>70.8535134534</text:p>
          </table:table-cell>
          <table:table-cell/>
          <table:table-cell table:formula="of:=[.$B75] - ([.K91] + [.$C$19] + [.R91])" office:value-type="float" office:value="105.160863413506">
            <text:p>105.1608634135</text:p>
          </table:table-cell>
          <table:table-cell table:style-name="ce11" table:formula="of:=[.$B75] - ([.K91] + [.$C$19] - [.R91])" office:value-type="float" office:value="246.867890320379">
            <text:p>246.8678903204</text:p>
          </table:table-cell>
        </table:table-row>
        <table:table-row table:style-name="ro1">
          <table:table-cell office:value-type="string">
            <text:p>Dec</text:p>
          </table:table-cell>
          <table:table-cell table:formula="of:=DATE([.$A$21]; 12; 1) - DATE(2000; 1; 1) - 0.5" office:value-type="float" office:value="334.5">
            <text:p>334.5</text:p>
          </table:table-cell>
          <table:table-cell/>
          <table:table-cell table:formula="of:=([.B92] + [.$B76] / 360) / 36525" office:value-type="float" office:value="0.00917180013689254">
            <text:p>0.0091718001</text:p>
          </table:table-cell>
          <table:table-cell/>
          <table:table-cell table:formula="of:=280.46 + 36000.77 * [.D92]" office:value-type="float" office:value="610.651867214237">
            <text:p>610.6518672142</text:p>
          </table:table-cell>
          <table:table-cell table:formula="of:=357.528 + 35999.05 * [.D92]" office:value-type="float" office:value="687.704091718001">
            <text:p>687.704091718</text:p>
          </table:table-cell>
          <table:table-cell table:formula="of:=1.915 * SIN([.G92] * PI() / 180) + 0.02 * SIN(2 * [.G92] * PI() / 180)" office:value-type="float" office:value="-1.04123463078897">
            <text:p>-1.0412346308</text:p>
          </table:table-cell>
          <table:table-cell table:formula="of:=[.F92] + [.H92]" office:value-type="float" office:value="609.610632583448">
            <text:p>609.6106325834</text:p>
          </table:table-cell>
          <table:table-cell table:formula="of:=-[.H92] + 2.466 * SIN (2 * [.I92] * PI() / 180) - 0.053 * SIN(4 * [.I92] * PI() / 180)" office:value-type="float" office:value="2.70430256240248">
            <text:p>2.7043025624</text:p>
          </table:table-cell>
          <table:table-cell table:formula="of:=[.$B76] - 180 + [.J92]" office:value-type="float" office:value="2.70430256240248">
            <text:p>2.7043025624</text:p>
          </table:table-cell>
          <table:table-cell table:formula="of:=23.4393 - 0.013 * [.D92]" office:value-type="float" office:value="23.4391807665982">
            <text:p>23.4391807666</text:p>
          </table:table-cell>
          <table:table-cell table:formula="of:=ASIN(SIN([.L92] * PI() / 180) * SIN([.I92] * PI() / 180)) * 180 / PI()" office:value-type="float" office:value="-21.8917038155978">
            <text:p>-21.8917038156</text:p>
          </table:table-cell>
          <table:table-cell/>
          <table:table-cell table:formula="of:=SIN([.$C$78] * PI() / 180) - SIN([.$C$18] * PI() / 180) * SIN([.M92] * PI() / 180)" office:value-type="float" office:value="0.291838096193898">
            <text:p>0.2918380962</text:p>
          </table:table-cell>
          <table:table-cell table:formula="of:=COS([.$C$18] * PI() / 180) * COS([.M92] * PI() / 180)" office:value-type="float" office:value="0.57750022366373">
            <text:p>0.5775002237</text:p>
          </table:table-cell>
          <table:table-cell table:formula="of:=IF(([.O92] / [.P92]) &gt; 1; 0; IF(([.O92] / [.P92]) &lt; -1; 1; [.O92] / [.P92]))" office:value-type="float" office:value="0.50534715699752">
            <text:p>0.505347157</text:p>
          </table:table-cell>
          <table:table-cell table:formula="of:=ACOS([.Q92]) * 180 / PI()" office:value-type="float" office:value="59.6455998711321">
            <text:p>59.6455998711</text:p>
          </table:table-cell>
          <table:table-cell/>
          <table:table-cell table:formula="of:=[.$B76] - ([.K92] + [.$C$19] + [.R92])" office:value-type="float" office:value="117.768189566465">
            <text:p>117.7681895665</text:p>
          </table:table-cell>
          <table:table-cell table:style-name="ce11" table:formula="of:=[.$B76] - ([.K92] + [.$C$19] - [.R92])" office:value-type="float" office:value="237.05938930873">
            <text:p>237.0593893087</text:p>
          </table:table-cell>
        </table:table-row>
      </table:table>
      <table:table table:name="SunriseSunsetTable_tx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  <table:table-cell office:value-type="string">
            <text:p>Rise</text:p>
          </table:table-cell>
          <table:table-cell office:value-type="string">
            <text:p><text:s/>Set</text:p>
          </table:table-cell>
        </table:table-row>
        <table:table-row table:style-name="ro2">
          <table:table-cell/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  <table:table-cell office:value-type="string">
            <text:p><text:s/>h 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1602">
            <text:p>1602</text:p>
          </table:table-cell>
          <table:table-cell office:value-type="float" office:value="740">
            <text:p>740</text:p>
          </table:table-cell>
          <table:table-cell office:value-type="float" office:value="1649">
            <text:p>1649</text:p>
          </table:table-cell>
          <table:table-cell office:value-type="float" office:value="645">
            <text:p>645</text:p>
          </table:table-cell>
          <table:table-cell office:value-type="float" office:value="1741">
            <text:p>1741</text:p>
          </table:table-cell>
          <table:table-cell office:value-type="float" office:value="535">
            <text:p>535</text:p>
          </table:table-cell>
          <table:table-cell office:value-type="float" office:value="1834">
            <text:p>1834</text:p>
          </table:table-cell>
          <table:table-cell office:value-type="float" office:value="432">
            <text:p>432</text:p>
          </table:table-cell>
          <table:table-cell office:value-type="float" office:value="1924">
            <text:p>1924</text:p>
          </table:table-cell>
          <table:table-cell office:value-type="float" office:value="349">
            <text:p>349</text:p>
          </table:table-cell>
          <table:table-cell office:value-type="float" office:value="2008">
            <text:p>2008</text:p>
          </table:table-cell>
          <table:table-cell office:value-type="float" office:value="348">
            <text:p>348</text:p>
          </table:table-cell>
          <table:table-cell office:value-type="float" office:value="2021">
            <text:p>2021</text:p>
          </table:table-cell>
          <table:table-cell office:value-type="float" office:value="425">
            <text:p>425</text:p>
          </table:table-cell>
          <table:table-cell office:value-type="float" office:value="1948">
            <text:p>1948</text:p>
          </table:table-cell>
          <table:table-cell office:value-type="float" office:value="513">
            <text:p>513</text:p>
          </table:table-cell>
          <table:table-cell office:value-type="float" office:value="1846">
            <text:p>1846</text:p>
          </table:table-cell>
          <table:table-cell office:value-type="float" office:value="601">
            <text:p>601</text:p>
          </table:table-cell>
          <table:table-cell office:value-type="float" office:value="1738">
            <text:p>1738</text:p>
          </table:table-cell>
          <table:table-cell office:value-type="float" office:value="654">
            <text:p>654</text:p>
          </table:table-cell>
          <table:table-cell office:value-type="float" office:value="1633">
            <text:p>1633</text:p>
          </table:table-cell>
          <table:table-cell office:value-type="float" office:value="744">
            <text:p>744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6">
            <text:p>806</text:p>
          </table:table-cell>
          <table:table-cell office:value-type="float" office:value="1603">
            <text:p>1603</text:p>
          </table:table-cell>
          <table:table-cell office:value-type="float" office:value="738">
            <text:p>738</text:p>
          </table:table-cell>
          <table:table-cell office:value-type="float" office:value="1651">
            <text:p>1651</text:p>
          </table:table-cell>
          <table:table-cell office:value-type="float" office:value="643">
            <text:p>643</text:p>
          </table:table-cell>
          <table:table-cell office:value-type="float" office:value="1743">
            <text:p>1743</text:p>
          </table:table-cell>
          <table:table-cell office:value-type="float" office:value="533">
            <text:p>533</text:p>
          </table:table-cell>
          <table:table-cell office:value-type="float" office:value="1836">
            <text:p>1836</text:p>
          </table:table-cell>
          <table:table-cell office:value-type="float" office:value="430">
            <text:p>430</text:p>
          </table:table-cell>
          <table:table-cell office:value-type="float" office:value="1926">
            <text:p>1926</text:p>
          </table:table-cell>
          <table:table-cell office:value-type="float" office:value="348">
            <text:p>348</text:p>
          </table:table-cell>
          <table:table-cell office:value-type="float" office:value="2009">
            <text:p>2009</text:p>
          </table:table-cell>
          <table:table-cell office:value-type="float" office:value="349">
            <text:p>349</text:p>
          </table:table-cell>
          <table:table-cell office:value-type="float" office:value="2020">
            <text:p>2020</text:p>
          </table:table-cell>
          <table:table-cell office:value-type="float" office:value="426">
            <text:p>426</text:p>
          </table:table-cell>
          <table:table-cell office:value-type="float" office:value="1946">
            <text:p>1946</text:p>
          </table:table-cell>
          <table:table-cell office:value-type="float" office:value="515">
            <text:p>515</text:p>
          </table:table-cell>
          <table:table-cell office:value-type="float" office:value="1844">
            <text:p>1844</text:p>
          </table:table-cell>
          <table:table-cell office:value-type="float" office:value="603">
            <text:p>603</text:p>
          </table:table-cell>
          <table:table-cell office:value-type="float" office:value="1735">
            <text:p>1735</text:p>
          </table:table-cell>
          <table:table-cell office:value-type="float" office:value="656">
            <text:p>656</text:p>
          </table:table-cell>
          <table:table-cell office:value-type="float" office:value="1631">
            <text:p>1631</text:p>
          </table:table-cell>
          <table:table-cell office:value-type="float" office:value="746">
            <text:p>746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6">
            <text:p>806</text:p>
          </table:table-cell>
          <table:table-cell office:value-type="float" office:value="1604">
            <text:p>1604</text:p>
          </table:table-cell>
          <table:table-cell office:value-type="float" office:value="737">
            <text:p>737</text:p>
          </table:table-cell>
          <table:table-cell office:value-type="float" office:value="1652">
            <text:p>1652</text:p>
          </table:table-cell>
          <table:table-cell office:value-type="float" office:value="641">
            <text:p>641</text:p>
          </table:table-cell>
          <table:table-cell office:value-type="float" office:value="1745">
            <text:p>1745</text:p>
          </table:table-cell>
          <table:table-cell office:value-type="float" office:value="531">
            <text:p>531</text:p>
          </table:table-cell>
          <table:table-cell office:value-type="float" office:value="1838">
            <text:p>1838</text:p>
          </table:table-cell>
          <table:table-cell office:value-type="float" office:value="428">
            <text:p>428</text:p>
          </table:table-cell>
          <table:table-cell office:value-type="float" office:value="1927">
            <text:p>1927</text:p>
          </table:table-cell>
          <table:table-cell office:value-type="float" office:value="347">
            <text:p>347</text:p>
          </table:table-cell>
          <table:table-cell office:value-type="float" office:value="2010">
            <text:p>2010</text:p>
          </table:table-cell>
          <table:table-cell office:value-type="float" office:value="349">
            <text:p>349</text:p>
          </table:table-cell>
          <table:table-cell office:value-type="float" office:value="2020">
            <text:p>2020</text:p>
          </table:table-cell>
          <table:table-cell office:value-type="float" office:value="428">
            <text:p>428</text:p>
          </table:table-cell>
          <table:table-cell office:value-type="float" office:value="1945">
            <text:p>1945</text:p>
          </table:table-cell>
          <table:table-cell office:value-type="float" office:value="517">
            <text:p>517</text:p>
          </table:table-cell>
          <table:table-cell office:value-type="float" office:value="1842">
            <text:p>1842</text:p>
          </table:table-cell>
          <table:table-cell office:value-type="float" office:value="605">
            <text:p>605</text:p>
          </table:table-cell>
          <table:table-cell office:value-type="float" office:value="1733">
            <text:p>1733</text:p>
          </table:table-cell>
          <table:table-cell office:value-type="float" office:value="658">
            <text:p>658</text:p>
          </table:table-cell>
          <table:table-cell office:value-type="float" office:value="1629">
            <text:p>1629</text:p>
          </table:table-cell>
          <table:table-cell office:value-type="float" office:value="747">
            <text:p>747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6">
            <text:p>806</text:p>
          </table:table-cell>
          <table:table-cell office:value-type="float" office:value="1605">
            <text:p>1605</text:p>
          </table:table-cell>
          <table:table-cell office:value-type="float" office:value="735">
            <text:p>735</text:p>
          </table:table-cell>
          <table:table-cell office:value-type="float" office:value="1654">
            <text:p>1654</text:p>
          </table:table-cell>
          <table:table-cell office:value-type="float" office:value="639">
            <text:p>639</text:p>
          </table:table-cell>
          <table:table-cell office:value-type="float" office:value="1747">
            <text:p>1747</text:p>
          </table:table-cell>
          <table:table-cell office:value-type="float" office:value="529">
            <text:p>529</text:p>
          </table:table-cell>
          <table:table-cell office:value-type="float" office:value="1839">
            <text:p>1839</text:p>
          </table:table-cell>
          <table:table-cell office:value-type="float" office:value="426">
            <text:p>426</text:p>
          </table:table-cell>
          <table:table-cell office:value-type="float" office:value="1929">
            <text:p>1929</text:p>
          </table:table-cell>
          <table:table-cell office:value-type="float" office:value="347">
            <text:p>347</text:p>
          </table:table-cell>
          <table:table-cell office:value-type="float" office:value="2011">
            <text:p>2011</text:p>
          </table:table-cell>
          <table:table-cell office:value-type="float" office:value="350">
            <text:p>350</text:p>
          </table:table-cell>
          <table:table-cell office:value-type="float" office:value="2019">
            <text:p>2019</text:p>
          </table:table-cell>
          <table:table-cell office:value-type="float" office:value="429">
            <text:p>429</text:p>
          </table:table-cell>
          <table:table-cell office:value-type="float" office:value="1943">
            <text:p>1943</text:p>
          </table:table-cell>
          <table:table-cell office:value-type="float" office:value="518">
            <text:p>518</text:p>
          </table:table-cell>
          <table:table-cell office:value-type="float" office:value="1840">
            <text:p>1840</text:p>
          </table:table-cell>
          <table:table-cell office:value-type="float" office:value="606">
            <text:p>606</text:p>
          </table:table-cell>
          <table:table-cell office:value-type="float" office:value="1731">
            <text:p>1731</text:p>
          </table:table-cell>
          <table:table-cell office:value-type="float" office:value="700">
            <text:p>700</text:p>
          </table:table-cell>
          <table:table-cell office:value-type="float" office:value="1628">
            <text:p>1628</text:p>
          </table:table-cell>
          <table:table-cell office:value-type="float" office:value="748">
            <text:p>748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5">
            <text:p>805</text:p>
          </table:table-cell>
          <table:table-cell office:value-type="float" office:value="1606">
            <text:p>1606</text:p>
          </table:table-cell>
          <table:table-cell office:value-type="float" office:value="734">
            <text:p>734</text:p>
          </table:table-cell>
          <table:table-cell office:value-type="float" office:value="1656">
            <text:p>1656</text:p>
          </table:table-cell>
          <table:table-cell office:value-type="float" office:value="636">
            <text:p>636</text:p>
          </table:table-cell>
          <table:table-cell office:value-type="float" office:value="1748">
            <text:p>1748</text:p>
          </table:table-cell>
          <table:table-cell office:value-type="float" office:value="526">
            <text:p>526</text:p>
          </table:table-cell>
          <table:table-cell office:value-type="float" office:value="1841">
            <text:p>1841</text:p>
          </table:table-cell>
          <table:table-cell office:value-type="float" office:value="425">
            <text:p>425</text:p>
          </table:table-cell>
          <table:table-cell office:value-type="float" office:value="1931">
            <text:p>1931</text:p>
          </table:table-cell>
          <table:table-cell office:value-type="float" office:value="346">
            <text:p>346</text:p>
          </table:table-cell>
          <table:table-cell office:value-type="float" office:value="2012">
            <text:p>2012</text:p>
          </table:table-cell>
          <table:table-cell office:value-type="float" office:value="351">
            <text:p>351</text:p>
          </table:table-cell>
          <table:table-cell office:value-type="float" office:value="2019">
            <text:p>2019</text:p>
          </table:table-cell>
          <table:table-cell office:value-type="float" office:value="431">
            <text:p>431</text:p>
          </table:table-cell>
          <table:table-cell office:value-type="float" office:value="1941">
            <text:p>1941</text:p>
          </table:table-cell>
          <table:table-cell office:value-type="float" office:value="520">
            <text:p>520</text:p>
          </table:table-cell>
          <table:table-cell office:value-type="float" office:value="1837">
            <text:p>1837</text:p>
          </table:table-cell>
          <table:table-cell office:value-type="float" office:value="608">
            <text:p>608</text:p>
          </table:table-cell>
          <table:table-cell office:value-type="float" office:value="1729">
            <text:p>1729</text:p>
          </table:table-cell>
          <table:table-cell office:value-type="float" office:value="701">
            <text:p>701</text:p>
          </table:table-cell>
          <table:table-cell office:value-type="float" office:value="1626">
            <text:p>1626</text:p>
          </table:table-cell>
          <table:table-cell office:value-type="float" office:value="749">
            <text:p>749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5">
            <text:p>805</text:p>
          </table:table-cell>
          <table:table-cell office:value-type="float" office:value="1607">
            <text:p>1607</text:p>
          </table:table-cell>
          <table:table-cell office:value-type="float" office:value="732">
            <text:p>732</text:p>
          </table:table-cell>
          <table:table-cell office:value-type="float" office:value="1658">
            <text:p>1658</text:p>
          </table:table-cell>
          <table:table-cell office:value-type="float" office:value="634">
            <text:p>634</text:p>
          </table:table-cell>
          <table:table-cell office:value-type="float" office:value="1750">
            <text:p>1750</text:p>
          </table:table-cell>
          <table:table-cell office:value-type="float" office:value="524">
            <text:p>524</text:p>
          </table:table-cell>
          <table:table-cell office:value-type="float" office:value="1843">
            <text:p>1843</text:p>
          </table:table-cell>
          <table:table-cell office:value-type="float" office:value="423">
            <text:p>423</text:p>
          </table:table-cell>
          <table:table-cell office:value-type="float" office:value="1932">
            <text:p>1932</text:p>
          </table:table-cell>
          <table:table-cell office:value-type="float" office:value="346">
            <text:p>346</text:p>
          </table:table-cell>
          <table:table-cell office:value-type="float" office:value="2013">
            <text:p>2013</text:p>
          </table:table-cell>
          <table:table-cell office:value-type="float" office:value="352">
            <text:p>352</text:p>
          </table:table-cell>
          <table:table-cell office:value-type="float" office:value="2018">
            <text:p>2018</text:p>
          </table:table-cell>
          <table:table-cell office:value-type="float" office:value="432">
            <text:p>432</text:p>
          </table:table-cell>
          <table:table-cell office:value-type="float" office:value="1939">
            <text:p>1939</text:p>
          </table:table-cell>
          <table:table-cell office:value-type="float" office:value="521">
            <text:p>521</text:p>
          </table:table-cell>
          <table:table-cell office:value-type="float" office:value="1835">
            <text:p>1835</text:p>
          </table:table-cell>
          <table:table-cell office:value-type="float" office:value="610">
            <text:p>610</text:p>
          </table:table-cell>
          <table:table-cell office:value-type="float" office:value="1726">
            <text:p>1726</text:p>
          </table:table-cell>
          <table:table-cell office:value-type="float" office:value="703">
            <text:p>703</text:p>
          </table:table-cell>
          <table:table-cell office:value-type="float" office:value="1624">
            <text:p>1624</text:p>
          </table:table-cell>
          <table:table-cell office:value-type="float" office:value="751">
            <text:p>75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5">
            <text:p>805</text:p>
          </table:table-cell>
          <table:table-cell office:value-type="float" office:value="1608">
            <text:p>1608</text:p>
          </table:table-cell>
          <table:table-cell office:value-type="float" office:value="730">
            <text:p>730</text:p>
          </table:table-cell>
          <table:table-cell office:value-type="float" office:value="1700">
            <text:p>1700</text:p>
          </table:table-cell>
          <table:table-cell office:value-type="float" office:value="632">
            <text:p>632</text:p>
          </table:table-cell>
          <table:table-cell office:value-type="float" office:value="1752">
            <text:p>1752</text:p>
          </table:table-cell>
          <table:table-cell office:value-type="float" office:value="522">
            <text:p>522</text:p>
          </table:table-cell>
          <table:table-cell office:value-type="float" office:value="1844">
            <text:p>1844</text:p>
          </table:table-cell>
          <table:table-cell office:value-type="float" office:value="421">
            <text:p>421</text:p>
          </table:table-cell>
          <table:table-cell office:value-type="float" office:value="1934">
            <text:p>1934</text:p>
          </table:table-cell>
          <table:table-cell office:value-type="float" office:value="345">
            <text:p>345</text:p>
          </table:table-cell>
          <table:table-cell office:value-type="float" office:value="2014">
            <text:p>2014</text:p>
          </table:table-cell>
          <table:table-cell office:value-type="float" office:value="353">
            <text:p>353</text:p>
          </table:table-cell>
          <table:table-cell office:value-type="float" office:value="2018">
            <text:p>2018</text:p>
          </table:table-cell>
          <table:table-cell office:value-type="float" office:value="434">
            <text:p>434</text:p>
          </table:table-cell>
          <table:table-cell office:value-type="float" office:value="1938">
            <text:p>1938</text:p>
          </table:table-cell>
          <table:table-cell office:value-type="float" office:value="523">
            <text:p>523</text:p>
          </table:table-cell>
          <table:table-cell office:value-type="float" office:value="1833">
            <text:p>1833</text:p>
          </table:table-cell>
          <table:table-cell office:value-type="float" office:value="611">
            <text:p>611</text:p>
          </table:table-cell>
          <table:table-cell office:value-type="float" office:value="1724">
            <text:p>1724</text:p>
          </table:table-cell>
          <table:table-cell office:value-type="float" office:value="705">
            <text:p>705</text:p>
          </table:table-cell>
          <table:table-cell office:value-type="float" office:value="1623">
            <text:p>1623</text:p>
          </table:table-cell>
          <table:table-cell office:value-type="float" office:value="752">
            <text:p>75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4">
            <text:p>804</text:p>
          </table:table-cell>
          <table:table-cell office:value-type="float" office:value="1610">
            <text:p>1610</text:p>
          </table:table-cell>
          <table:table-cell office:value-type="float" office:value="729">
            <text:p>729</text:p>
          </table:table-cell>
          <table:table-cell office:value-type="float" office:value="1701">
            <text:p>1701</text:p>
          </table:table-cell>
          <table:table-cell office:value-type="float" office:value="630">
            <text:p>630</text:p>
          </table:table-cell>
          <table:table-cell office:value-type="float" office:value="1754">
            <text:p>1754</text:p>
          </table:table-cell>
          <table:table-cell office:value-type="float" office:value="520">
            <text:p>520</text:p>
          </table:table-cell>
          <table:table-cell office:value-type="float" office:value="1846">
            <text:p>1846</text:p>
          </table:table-cell>
          <table:table-cell office:value-type="float" office:value="419">
            <text:p>419</text:p>
          </table:table-cell>
          <table:table-cell office:value-type="float" office:value="1935">
            <text:p>1935</text:p>
          </table:table-cell>
          <table:table-cell office:value-type="float" office:value="345">
            <text:p>345</text:p>
          </table:table-cell>
          <table:table-cell office:value-type="float" office:value="2015">
            <text:p>2015</text:p>
          </table:table-cell>
          <table:table-cell office:value-type="float" office:value="354">
            <text:p>354</text:p>
          </table:table-cell>
          <table:table-cell office:value-type="float" office:value="2017">
            <text:p>2017</text:p>
          </table:table-cell>
          <table:table-cell office:value-type="float" office:value="435">
            <text:p>435</text:p>
          </table:table-cell>
          <table:table-cell office:value-type="float" office:value="1936">
            <text:p>1936</text:p>
          </table:table-cell>
          <table:table-cell office:value-type="float" office:value="525">
            <text:p>525</text:p>
          </table:table-cell>
          <table:table-cell office:value-type="float" office:value="1830">
            <text:p>1830</text:p>
          </table:table-cell>
          <table:table-cell office:value-type="float" office:value="613">
            <text:p>613</text:p>
          </table:table-cell>
          <table:table-cell office:value-type="float" office:value="1722">
            <text:p>1722</text:p>
          </table:table-cell>
          <table:table-cell office:value-type="float" office:value="707">
            <text:p>707</text:p>
          </table:table-cell>
          <table:table-cell office:value-type="float" office:value="1621">
            <text:p>1621</text:p>
          </table:table-cell>
          <table:table-cell office:value-type="float" office:value="753">
            <text:p>753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office:value-type="float" office:value="1611">
            <text:p>1611</text:p>
          </table:table-cell>
          <table:table-cell office:value-type="float" office:value="727">
            <text:p>727</text:p>
          </table:table-cell>
          <table:table-cell office:value-type="float" office:value="1703">
            <text:p>1703</text:p>
          </table:table-cell>
          <table:table-cell office:value-type="float" office:value="628">
            <text:p>628</text:p>
          </table:table-cell>
          <table:table-cell office:value-type="float" office:value="1755">
            <text:p>1755</text:p>
          </table:table-cell>
          <table:table-cell office:value-type="float" office:value="517">
            <text:p>517</text:p>
          </table:table-cell>
          <table:table-cell office:value-type="float" office:value="1848">
            <text:p>1848</text:p>
          </table:table-cell>
          <table:table-cell office:value-type="float" office:value="418">
            <text:p>418</text:p>
          </table:table-cell>
          <table:table-cell office:value-type="float" office:value="1937">
            <text:p>1937</text:p>
          </table:table-cell>
          <table:table-cell office:value-type="float" office:value="344">
            <text:p>344</text:p>
          </table:table-cell>
          <table:table-cell office:value-type="float" office:value="2016">
            <text:p>2016</text:p>
          </table:table-cell>
          <table:table-cell office:value-type="float" office:value="355">
            <text:p>355</text:p>
          </table:table-cell>
          <table:table-cell office:value-type="float" office:value="2016">
            <text:p>2016</text:p>
          </table:table-cell>
          <table:table-cell office:value-type="float" office:value="437">
            <text:p>437</text:p>
          </table:table-cell>
          <table:table-cell office:value-type="float" office:value="1934">
            <text:p>1934</text:p>
          </table:table-cell>
          <table:table-cell office:value-type="float" office:value="526">
            <text:p>526</text:p>
          </table:table-cell>
          <table:table-cell office:value-type="float" office:value="1828">
            <text:p>1828</text:p>
          </table:table-cell>
          <table:table-cell office:value-type="float" office:value="615">
            <text:p>615</text:p>
          </table:table-cell>
          <table:table-cell office:value-type="float" office:value="1720">
            <text:p>1720</text:p>
          </table:table-cell>
          <table:table-cell office:value-type="float" office:value="708">
            <text:p>708</text:p>
          </table:table-cell>
          <table:table-cell office:value-type="float" office:value="1620">
            <text:p>1620</text:p>
          </table:table-cell>
          <table:table-cell office:value-type="float" office:value="754">
            <text:p>754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3">
            <text:p>803</text:p>
          </table:table-cell>
          <table:table-cell office:value-type="float" office:value="1612">
            <text:p>1612</text:p>
          </table:table-cell>
          <table:table-cell office:value-type="float" office:value="725">
            <text:p>725</text:p>
          </table:table-cell>
          <table:table-cell office:value-type="float" office:value="1705">
            <text:p>1705</text:p>
          </table:table-cell>
          <table:table-cell office:value-type="float" office:value="625">
            <text:p>625</text:p>
          </table:table-cell>
          <table:table-cell office:value-type="float" office:value="1757">
            <text:p>1757</text:p>
          </table:table-cell>
          <table:table-cell office:value-type="float" office:value="515">
            <text:p>515</text:p>
          </table:table-cell>
          <table:table-cell office:value-type="float" office:value="1849">
            <text:p>1849</text:p>
          </table:table-cell>
          <table:table-cell office:value-type="float" office:value="416">
            <text:p>416</text:p>
          </table:table-cell>
          <table:table-cell office:value-type="float" office:value="1939">
            <text:p>1939</text:p>
          </table:table-cell>
          <table:table-cell office:value-type="float" office:value="344">
            <text:p>344</text:p>
          </table:table-cell>
          <table:table-cell office:value-type="float" office:value="2016">
            <text:p>2016</text:p>
          </table:table-cell>
          <table:table-cell office:value-type="float" office:value="356">
            <text:p>356</text:p>
          </table:table-cell>
          <table:table-cell office:value-type="float" office:value="2015">
            <text:p>2015</text:p>
          </table:table-cell>
          <table:table-cell office:value-type="float" office:value="438">
            <text:p>438</text:p>
          </table:table-cell>
          <table:table-cell office:value-type="float" office:value="1932">
            <text:p>1932</text:p>
          </table:table-cell>
          <table:table-cell office:value-type="float" office:value="528">
            <text:p>528</text:p>
          </table:table-cell>
          <table:table-cell office:value-type="float" office:value="1826">
            <text:p>1826</text:p>
          </table:table-cell>
          <table:table-cell office:value-type="float" office:value="616">
            <text:p>616</text:p>
          </table:table-cell>
          <table:table-cell office:value-type="float" office:value="1718">
            <text:p>1718</text:p>
          </table:table-cell>
          <table:table-cell office:value-type="float" office:value="710">
            <text:p>710</text:p>
          </table:table-cell>
          <table:table-cell office:value-type="float" office:value="1618">
            <text:p>1618</text:p>
          </table:table-cell>
          <table:table-cell office:value-type="float" office:value="755">
            <text:p>755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3">
            <text:p>803</text:p>
          </table:table-cell>
          <table:table-cell office:value-type="float" office:value="1614">
            <text:p>1614</text:p>
          </table:table-cell>
          <table:table-cell office:value-type="float" office:value="723">
            <text:p>723</text:p>
          </table:table-cell>
          <table:table-cell office:value-type="float" office:value="1707">
            <text:p>1707</text:p>
          </table:table-cell>
          <table:table-cell office:value-type="float" office:value="623">
            <text:p>623</text:p>
          </table:table-cell>
          <table:table-cell office:value-type="float" office:value="1759">
            <text:p>1759</text:p>
          </table:table-cell>
          <table:table-cell office:value-type="float" office:value="513">
            <text:p>513</text:p>
          </table:table-cell>
          <table:table-cell office:value-type="float" office:value="1851">
            <text:p>1851</text:p>
          </table:table-cell>
          <table:table-cell office:value-type="float" office:value="415">
            <text:p>415</text:p>
          </table:table-cell>
          <table:table-cell office:value-type="float" office:value="1940">
            <text:p>1940</text:p>
          </table:table-cell>
          <table:table-cell office:value-type="float" office:value="344">
            <text:p>344</text:p>
          </table:table-cell>
          <table:table-cell office:value-type="float" office:value="2017">
            <text:p>2017</text:p>
          </table:table-cell>
          <table:table-cell office:value-type="float" office:value="357">
            <text:p>357</text:p>
          </table:table-cell>
          <table:table-cell office:value-type="float" office:value="2015">
            <text:p>2015</text:p>
          </table:table-cell>
          <table:table-cell office:value-type="float" office:value="440">
            <text:p>440</text:p>
          </table:table-cell>
          <table:table-cell office:value-type="float" office:value="1930">
            <text:p>1930</text:p>
          </table:table-cell>
          <table:table-cell office:value-type="float" office:value="529">
            <text:p>529</text:p>
          </table:table-cell>
          <table:table-cell office:value-type="float" office:value="1824">
            <text:p>1824</text:p>
          </table:table-cell>
          <table:table-cell office:value-type="float" office:value="618">
            <text:p>618</text:p>
          </table:table-cell>
          <table:table-cell office:value-type="float" office:value="1715">
            <text:p>1715</text:p>
          </table:table-cell>
          <table:table-cell office:value-type="float" office:value="712">
            <text:p>712</text:p>
          </table:table-cell>
          <table:table-cell office:value-type="float" office:value="1616">
            <text:p>1616</text:p>
          </table:table-cell>
          <table:table-cell office:value-type="float" office:value="756">
            <text:p>756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office:value-type="float" office:value="1615">
            <text:p>1615</text:p>
          </table:table-cell>
          <table:table-cell office:value-type="float" office:value="721">
            <text:p>721</text:p>
          </table:table-cell>
          <table:table-cell office:value-type="float" office:value="1709">
            <text:p>1709</text:p>
          </table:table-cell>
          <table:table-cell office:value-type="float" office:value="621">
            <text:p>621</text:p>
          </table:table-cell>
          <table:table-cell office:value-type="float" office:value="1800">
            <text:p>1800</text:p>
          </table:table-cell>
          <table:table-cell office:value-type="float" office:value="511">
            <text:p>511</text:p>
          </table:table-cell>
          <table:table-cell office:value-type="float" office:value="1853">
            <text:p>1853</text:p>
          </table:table-cell>
          <table:table-cell office:value-type="float" office:value="413">
            <text:p>413</text:p>
          </table:table-cell>
          <table:table-cell office:value-type="float" office:value="1942">
            <text:p>1942</text:p>
          </table:table-cell>
          <table:table-cell office:value-type="float" office:value="343">
            <text:p>343</text:p>
          </table:table-cell>
          <table:table-cell office:value-type="float" office:value="2018">
            <text:p>2018</text:p>
          </table:table-cell>
          <table:table-cell office:value-type="float" office:value="358">
            <text:p>358</text:p>
          </table:table-cell>
          <table:table-cell office:value-type="float" office:value="2014">
            <text:p>2014</text:p>
          </table:table-cell>
          <table:table-cell office:value-type="float" office:value="442">
            <text:p>442</text:p>
          </table:table-cell>
          <table:table-cell office:value-type="float" office:value="1928">
            <text:p>1928</text:p>
          </table:table-cell>
          <table:table-cell office:value-type="float" office:value="531">
            <text:p>531</text:p>
          </table:table-cell>
          <table:table-cell office:value-type="float" office:value="1821">
            <text:p>1821</text:p>
          </table:table-cell>
          <table:table-cell office:value-type="float" office:value="620">
            <text:p>620</text:p>
          </table:table-cell>
          <table:table-cell office:value-type="float" office:value="1713">
            <text:p>1713</text:p>
          </table:table-cell>
          <table:table-cell office:value-type="float" office:value="714">
            <text:p>714</text:p>
          </table:table-cell>
          <table:table-cell office:value-type="float" office:value="1615">
            <text:p>1615</text:p>
          </table:table-cell>
          <table:table-cell office:value-type="float" office:value="757">
            <text:p>757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2">
            <text:p>802</text:p>
          </table:table-cell>
          <table:table-cell office:value-type="float" office:value="1617">
            <text:p>1617</text:p>
          </table:table-cell>
          <table:table-cell office:value-type="float" office:value="720">
            <text:p>720</text:p>
          </table:table-cell>
          <table:table-cell office:value-type="float" office:value="1711">
            <text:p>1711</text:p>
          </table:table-cell>
          <table:table-cell office:value-type="float" office:value="619">
            <text:p>619</text:p>
          </table:table-cell>
          <table:table-cell office:value-type="float" office:value="1802">
            <text:p>1802</text:p>
          </table:table-cell>
          <table:table-cell office:value-type="float" office:value="509">
            <text:p>509</text:p>
          </table:table-cell>
          <table:table-cell office:value-type="float" office:value="1854">
            <text:p>1854</text:p>
          </table:table-cell>
          <table:table-cell office:value-type="float" office:value="411">
            <text:p>411</text:p>
          </table:table-cell>
          <table:table-cell office:value-type="float" office:value="1943">
            <text:p>1943</text:p>
          </table:table-cell>
          <table:table-cell office:value-type="float" office:value="343">
            <text:p>343</text:p>
          </table:table-cell>
          <table:table-cell office:value-type="float" office:value="2018">
            <text:p>2018</text:p>
          </table:table-cell>
          <table:table-cell office:value-type="float" office:value="359">
            <text:p>359</text:p>
          </table:table-cell>
          <table:table-cell office:value-type="float" office:value="2013">
            <text:p>2013</text:p>
          </table:table-cell>
          <table:table-cell office:value-type="float" office:value="443">
            <text:p>443</text:p>
          </table:table-cell>
          <table:table-cell office:value-type="float" office:value="1926">
            <text:p>1926</text:p>
          </table:table-cell>
          <table:table-cell office:value-type="float" office:value="532">
            <text:p>532</text:p>
          </table:table-cell>
          <table:table-cell office:value-type="float" office:value="1819">
            <text:p>1819</text:p>
          </table:table-cell>
          <table:table-cell office:value-type="float" office:value="621">
            <text:p>621</text:p>
          </table:table-cell>
          <table:table-cell office:value-type="float" office:value="1711">
            <text:p>1711</text:p>
          </table:table-cell>
          <table:table-cell office:value-type="float" office:value="715">
            <text:p>715</text:p>
          </table:table-cell>
          <table:table-cell office:value-type="float" office:value="1614">
            <text:p>1614</text:p>
          </table:table-cell>
          <table:table-cell office:value-type="float" office:value="758">
            <text:p>758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">
            <text:p>801</text:p>
          </table:table-cell>
          <table:table-cell office:value-type="float" office:value="1618">
            <text:p>1618</text:p>
          </table:table-cell>
          <table:table-cell office:value-type="float" office:value="718">
            <text:p>718</text:p>
          </table:table-cell>
          <table:table-cell office:value-type="float" office:value="1712">
            <text:p>1712</text:p>
          </table:table-cell>
          <table:table-cell office:value-type="float" office:value="616">
            <text:p>616</text:p>
          </table:table-cell>
          <table:table-cell office:value-type="float" office:value="1804">
            <text:p>1804</text:p>
          </table:table-cell>
          <table:table-cell office:value-type="float" office:value="507">
            <text:p>507</text:p>
          </table:table-cell>
          <table:table-cell office:value-type="float" office:value="1856">
            <text:p>1856</text:p>
          </table:table-cell>
          <table:table-cell office:value-type="float" office:value="410">
            <text:p>410</text:p>
          </table:table-cell>
          <table:table-cell office:value-type="float" office:value="1945">
            <text:p>1945</text:p>
          </table:table-cell>
          <table:table-cell office:value-type="float" office:value="343">
            <text:p>343</text:p>
          </table:table-cell>
          <table:table-cell office:value-type="float" office:value="2019">
            <text:p>2019</text:p>
          </table:table-cell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office:value-type="float" office:value="445">
            <text:p>445</text:p>
          </table:table-cell>
          <table:table-cell office:value-type="float" office:value="1924">
            <text:p>1924</text:p>
          </table:table-cell>
          <table:table-cell office:value-type="float" office:value="534">
            <text:p>534</text:p>
          </table:table-cell>
          <table:table-cell office:value-type="float" office:value="1817">
            <text:p>1817</text:p>
          </table:table-cell>
          <table:table-cell office:value-type="float" office:value="623">
            <text:p>623</text:p>
          </table:table-cell>
          <table:table-cell office:value-type="float" office:value="1709">
            <text:p>1709</text:p>
          </table:table-cell>
          <table:table-cell office:value-type="float" office:value="717">
            <text:p>717</text:p>
          </table:table-cell>
          <table:table-cell office:value-type="float" office:value="1612">
            <text:p>1612</text:p>
          </table:table-cell>
          <table:table-cell office:value-type="float" office:value="759">
            <text:p>759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office:value-type="float" office:value="1620">
            <text:p>1620</text:p>
          </table:table-cell>
          <table:table-cell office:value-type="float" office:value="716">
            <text:p>716</text:p>
          </table:table-cell>
          <table:table-cell office:value-type="float" office:value="1714">
            <text:p>1714</text:p>
          </table:table-cell>
          <table:table-cell office:value-type="float" office:value="614">
            <text:p>614</text:p>
          </table:table-cell>
          <table:table-cell office:value-type="float" office:value="1806">
            <text:p>1806</text:p>
          </table:table-cell>
          <table:table-cell office:value-type="float" office:value="504">
            <text:p>504</text:p>
          </table:table-cell>
          <table:table-cell office:value-type="float" office:value="1858">
            <text:p>1858</text:p>
          </table:table-cell>
          <table:table-cell office:value-type="float" office:value="408">
            <text:p>408</text:p>
          </table:table-cell>
          <table:table-cell office:value-type="float" office:value="1946">
            <text:p>1946</text:p>
          </table:table-cell>
          <table:table-cell office:value-type="float" office:value="343">
            <text:p>343</text:p>
          </table:table-cell>
          <table:table-cell office:value-type="float" office:value="2019">
            <text:p>2019</text:p>
          </table:table-cell>
          <table:table-cell office:value-type="float" office:value="401">
            <text:p>401</text:p>
          </table:table-cell>
          <table:table-cell office:value-type="float" office:value="2011">
            <text:p>2011</text:p>
          </table:table-cell>
          <table:table-cell office:value-type="float" office:value="446">
            <text:p>446</text:p>
          </table:table-cell>
          <table:table-cell office:value-type="float" office:value="1922">
            <text:p>1922</text:p>
          </table:table-cell>
          <table:table-cell office:value-type="float" office:value="536">
            <text:p>536</text:p>
          </table:table-cell>
          <table:table-cell office:value-type="float" office:value="1814">
            <text:p>1814</text:p>
          </table:table-cell>
          <table:table-cell office:value-type="float" office:value="625">
            <text:p>625</text:p>
          </table:table-cell>
          <table:table-cell office:value-type="float" office:value="1707">
            <text:p>1707</text:p>
          </table:table-cell>
          <table:table-cell office:value-type="float" office:value="719">
            <text:p>719</text:p>
          </table:table-cell>
          <table:table-cell office:value-type="float" office:value="1611">
            <text:p>1611</text:p>
          </table:table-cell>
          <table:table-cell office:value-type="float" office:value="800">
            <text:p>800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9">
            <text:p>759</text:p>
          </table:table-cell>
          <table:table-cell office:value-type="float" office:value="1621">
            <text:p>1621</text:p>
          </table:table-cell>
          <table:table-cell office:value-type="float" office:value="714">
            <text:p>714</text:p>
          </table:table-cell>
          <table:table-cell office:value-type="float" office:value="1716">
            <text:p>1716</text:p>
          </table:table-cell>
          <table:table-cell office:value-type="float" office:value="612">
            <text:p>612</text:p>
          </table:table-cell>
          <table:table-cell office:value-type="float" office:value="1807">
            <text:p>1807</text:p>
          </table:table-cell>
          <table:table-cell office:value-type="float" office:value="502">
            <text:p>502</text:p>
          </table:table-cell>
          <table:table-cell office:value-type="float" office:value="1859">
            <text:p>1859</text:p>
          </table:table-cell>
          <table:table-cell office:value-type="float" office:value="407">
            <text:p>407</text:p>
          </table:table-cell>
          <table:table-cell office:value-type="float" office:value="1948">
            <text:p>1948</text:p>
          </table:table-cell>
          <table:table-cell office:value-type="float" office:value="343">
            <text:p>343</text:p>
          </table:table-cell>
          <table:table-cell office:value-type="float" office:value="2020">
            <text:p>2020</text:p>
          </table:table-cell>
          <table:table-cell office:value-type="float" office:value="402">
            <text:p>402</text:p>
          </table:table-cell>
          <table:table-cell office:value-type="float" office:value="2010">
            <text:p>2010</text:p>
          </table:table-cell>
          <table:table-cell office:value-type="float" office:value="448">
            <text:p>448</text:p>
          </table:table-cell>
          <table:table-cell office:value-type="float" office:value="1920">
            <text:p>1920</text:p>
          </table:table-cell>
          <table:table-cell office:value-type="float" office:value="537">
            <text:p>537</text:p>
          </table:table-cell>
          <table:table-cell office:value-type="float" office:value="1812">
            <text:p>1812</text:p>
          </table:table-cell>
          <table:table-cell office:value-type="float" office:value="627">
            <text:p>627</text:p>
          </table:table-cell>
          <table:table-cell office:value-type="float" office:value="1705">
            <text:p>1705</text:p>
          </table:table-cell>
          <table:table-cell office:value-type="float" office:value="721">
            <text:p>721</text:p>
          </table:table-cell>
          <table:table-cell office:value-type="float" office:value="1609">
            <text:p>1609</text:p>
          </table:table-cell>
          <table:table-cell office:value-type="float" office:value="801">
            <text:p>80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8">
            <text:p>758</text:p>
          </table:table-cell>
          <table:table-cell office:value-type="float" office:value="1623">
            <text:p>1623</text:p>
          </table:table-cell>
          <table:table-cell office:value-type="float" office:value="712">
            <text:p>712</text:p>
          </table:table-cell>
          <table:table-cell office:value-type="float" office:value="1718">
            <text:p>1718</text:p>
          </table:table-cell>
          <table:table-cell office:value-type="float" office:value="610">
            <text:p>610</text:p>
          </table:table-cell>
          <table:table-cell office:value-type="float" office:value="1809">
            <text:p>1809</text:p>
          </table:table-cell>
          <table:table-cell office:value-type="float" office:value="500">
            <text:p>500</text:p>
          </table:table-cell>
          <table:table-cell office:value-type="float" office:value="1901">
            <text:p>1901</text:p>
          </table:table-cell>
          <table:table-cell office:value-type="float" office:value="405">
            <text:p>405</text:p>
          </table:table-cell>
          <table:table-cell office:value-type="float" office:value="1949">
            <text:p>1949</text:p>
          </table:table-cell>
          <table:table-cell office:value-type="float" office:value="343">
            <text:p>343</text:p>
          </table:table-cell>
          <table:table-cell office:value-type="float" office:value="2020">
            <text:p>2020</text:p>
          </table:table-cell>
          <table:table-cell office:value-type="float" office:value="404">
            <text:p>404</text:p>
          </table:table-cell>
          <table:table-cell office:value-type="float" office:value="2009">
            <text:p>2009</text:p>
          </table:table-cell>
          <table:table-cell office:value-type="float" office:value="449">
            <text:p>449</text:p>
          </table:table-cell>
          <table:table-cell office:value-type="float" office:value="1918">
            <text:p>1918</text:p>
          </table:table-cell>
          <table:table-cell office:value-type="float" office:value="539">
            <text:p>539</text:p>
          </table:table-cell>
          <table:table-cell office:value-type="float" office:value="1810">
            <text:p>1810</text:p>
          </table:table-cell>
          <table:table-cell office:value-type="float" office:value="628">
            <text:p>628</text:p>
          </table:table-cell>
          <table:table-cell office:value-type="float" office:value="1702">
            <text:p>1702</text:p>
          </table:table-cell>
          <table:table-cell office:value-type="float" office:value="722">
            <text:p>722</text:p>
          </table:table-cell>
          <table:table-cell office:value-type="float" office:value="1608">
            <text:p>1608</text:p>
          </table:table-cell>
          <table:table-cell office:value-type="float" office:value="801">
            <text:p>801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7">
            <text:p>757</text:p>
          </table:table-cell>
          <table:table-cell office:value-type="float" office:value="1625">
            <text:p>1625</text:p>
          </table:table-cell>
          <table:table-cell office:value-type="float" office:value="710">
            <text:p>710</text:p>
          </table:table-cell>
          <table:table-cell office:value-type="float" office:value="1720">
            <text:p>1720</text:p>
          </table:table-cell>
          <table:table-cell office:value-type="float" office:value="607">
            <text:p>607</text:p>
          </table:table-cell>
          <table:table-cell office:value-type="float" office:value="1811">
            <text:p>1811</text:p>
          </table:table-cell>
          <table:table-cell office:value-type="float" office:value="458">
            <text:p>458</text:p>
          </table:table-cell>
          <table:table-cell office:value-type="float" office:value="1903">
            <text:p>1903</text:p>
          </table:table-cell>
          <table:table-cell office:value-type="float" office:value="404">
            <text:p>404</text:p>
          </table:table-cell>
          <table:table-cell office:value-type="float" office:value="1951">
            <text:p>1951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5">
            <text:p>405</text:p>
          </table:table-cell>
          <table:table-cell office:value-type="float" office:value="2008">
            <text:p>2008</text:p>
          </table:table-cell>
          <table:table-cell office:value-type="float" office:value="451">
            <text:p>451</text:p>
          </table:table-cell>
          <table:table-cell office:value-type="float" office:value="1916">
            <text:p>1916</text:p>
          </table:table-cell>
          <table:table-cell office:value-type="float" office:value="540">
            <text:p>540</text:p>
          </table:table-cell>
          <table:table-cell office:value-type="float" office:value="1807">
            <text:p>1807</text:p>
          </table:table-cell>
          <table:table-cell office:value-type="float" office:value="630">
            <text:p>630</text:p>
          </table:table-cell>
          <table:table-cell office:value-type="float" office:value="1700">
            <text:p>1700</text:p>
          </table:table-cell>
          <table:table-cell office:value-type="float" office:value="724">
            <text:p>724</text:p>
          </table:table-cell>
          <table:table-cell office:value-type="float" office:value="1607">
            <text:p>1607</text:p>
          </table:table-cell>
          <table:table-cell office:value-type="float" office:value="802">
            <text:p>802</text:p>
          </table:table-cell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56">
            <text:p>756</text:p>
          </table:table-cell>
          <table:table-cell office:value-type="float" office:value="1626">
            <text:p>1626</text:p>
          </table:table-cell>
          <table:table-cell office:value-type="float" office:value="708">
            <text:p>708</text:p>
          </table:table-cell>
          <table:table-cell office:value-type="float" office:value="1722">
            <text:p>1722</text:p>
          </table:table-cell>
          <table:table-cell office:value-type="float" office:value="605">
            <text:p>605</text:p>
          </table:table-cell>
          <table:table-cell office:value-type="float" office:value="1812">
            <text:p>1812</text:p>
          </table:table-cell>
          <table:table-cell office:value-type="float" office:value="456">
            <text:p>456</text:p>
          </table:table-cell>
          <table:table-cell office:value-type="float" office:value="1904">
            <text:p>1904</text:p>
          </table:table-cell>
          <table:table-cell office:value-type="float" office:value="403">
            <text:p>403</text:p>
          </table:table-cell>
          <table:table-cell office:value-type="float" office:value="1952">
            <text:p>1952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6">
            <text:p>406</text:p>
          </table:table-cell>
          <table:table-cell office:value-type="float" office:value="2007">
            <text:p>2007</text:p>
          </table:table-cell>
          <table:table-cell office:value-type="float" office:value="453">
            <text:p>453</text:p>
          </table:table-cell>
          <table:table-cell office:value-type="float" office:value="1914">
            <text:p>1914</text:p>
          </table:table-cell>
          <table:table-cell office:value-type="float" office:value="542">
            <text:p>542</text:p>
          </table:table-cell>
          <table:table-cell office:value-type="float" office:value="1805">
            <text:p>1805</text:p>
          </table:table-cell>
          <table:table-cell office:value-type="float" office:value="632">
            <text:p>632</text:p>
          </table:table-cell>
          <table:table-cell office:value-type="float" office:value="1658">
            <text:p>1658</text:p>
          </table:table-cell>
          <table:table-cell office:value-type="float" office:value="726">
            <text:p>726</text:p>
          </table:table-cell>
          <table:table-cell office:value-type="float" office:value="1606">
            <text:p>1606</text:p>
          </table:table-cell>
          <table:table-cell office:value-type="float" office:value="803">
            <text:p>803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5">
            <text:p>755</text:p>
          </table:table-cell>
          <table:table-cell office:value-type="float" office:value="1628">
            <text:p>1628</text:p>
          </table:table-cell>
          <table:table-cell office:value-type="float" office:value="706">
            <text:p>706</text:p>
          </table:table-cell>
          <table:table-cell office:value-type="float" office:value="1723">
            <text:p>1723</text:p>
          </table:table-cell>
          <table:table-cell office:value-type="float" office:value="603">
            <text:p>603</text:p>
          </table:table-cell>
          <table:table-cell office:value-type="float" office:value="1814">
            <text:p>1814</text:p>
          </table:table-cell>
          <table:table-cell office:value-type="float" office:value="454">
            <text:p>454</text:p>
          </table:table-cell>
          <table:table-cell office:value-type="float" office:value="1906">
            <text:p>1906</text:p>
          </table:table-cell>
          <table:table-cell office:value-type="float" office:value="401">
            <text:p>401</text:p>
          </table:table-cell>
          <table:table-cell office:value-type="float" office:value="1953">
            <text:p>1953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7">
            <text:p>407</text:p>
          </table:table-cell>
          <table:table-cell office:value-type="float" office:value="2005">
            <text:p>2005</text:p>
          </table:table-cell>
          <table:table-cell office:value-type="float" office:value="454">
            <text:p>454</text:p>
          </table:table-cell>
          <table:table-cell office:value-type="float" office:value="1912">
            <text:p>1912</text:p>
          </table:table-cell>
          <table:table-cell office:value-type="float" office:value="544">
            <text:p>544</text:p>
          </table:table-cell>
          <table:table-cell office:value-type="float" office:value="1803">
            <text:p>1803</text:p>
          </table:table-cell>
          <table:table-cell office:value-type="float" office:value="633">
            <text:p>633</text:p>
          </table:table-cell>
          <table:table-cell office:value-type="float" office:value="1656">
            <text:p>1656</text:p>
          </table:table-cell>
          <table:table-cell office:value-type="float" office:value="727">
            <text:p>727</text:p>
          </table:table-cell>
          <table:table-cell office:value-type="float" office:value="1605">
            <text:p>1605</text:p>
          </table:table-cell>
          <table:table-cell office:value-type="float" office:value="803">
            <text:p>803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4">
            <text:p>754</text:p>
          </table:table-cell>
          <table:table-cell office:value-type="float" office:value="1629">
            <text:p>1629</text:p>
          </table:table-cell>
          <table:table-cell office:value-type="float" office:value="704">
            <text:p>704</text:p>
          </table:table-cell>
          <table:table-cell office:value-type="float" office:value="1725">
            <text:p>1725</text:p>
          </table:table-cell>
          <table:table-cell office:value-type="float" office:value="600">
            <text:p>600</text:p>
          </table:table-cell>
          <table:table-cell office:value-type="float" office:value="1816">
            <text:p>1816</text:p>
          </table:table-cell>
          <table:table-cell office:value-type="float" office:value="452">
            <text:p>452</text:p>
          </table:table-cell>
          <table:table-cell office:value-type="float" office:value="1908">
            <text:p>1908</text:p>
          </table:table-cell>
          <table:table-cell office:value-type="float" office:value="400">
            <text:p>400</text:p>
          </table:table-cell>
          <table:table-cell office:value-type="float" office:value="1955">
            <text:p>1955</text:p>
          </table:table-cell>
          <table:table-cell office:value-type="float" office:value="343">
            <text:p>343</text:p>
          </table:table-cell>
          <table:table-cell office:value-type="float" office:value="2021">
            <text:p>2021</text:p>
          </table:table-cell>
          <table:table-cell office:value-type="float" office:value="409">
            <text:p>409</text:p>
          </table:table-cell>
          <table:table-cell office:value-type="float" office:value="2004">
            <text:p>2004</text:p>
          </table:table-cell>
          <table:table-cell office:value-type="float" office:value="456">
            <text:p>456</text:p>
          </table:table-cell>
          <table:table-cell office:value-type="float" office:value="1910">
            <text:p>1910</text:p>
          </table:table-cell>
          <table:table-cell office:value-type="float" office:value="545">
            <text:p>545</text:p>
          </table:table-cell>
          <table:table-cell office:value-type="float" office:value="1801">
            <text:p>1801</text:p>
          </table:table-cell>
          <table:table-cell office:value-type="float" office:value="635">
            <text:p>635</text:p>
          </table:table-cell>
          <table:table-cell office:value-type="float" office:value="1654">
            <text:p>1654</text:p>
          </table:table-cell>
          <table:table-cell office:value-type="float" office:value="729">
            <text:p>729</text:p>
          </table:table-cell>
          <table:table-cell office:value-type="float" office:value="1603">
            <text:p>1603</text:p>
          </table:table-cell>
          <table:table-cell office:value-type="float" office:value="804">
            <text:p>804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3">
            <text:p>753</text:p>
          </table:table-cell>
          <table:table-cell office:value-type="float" office:value="1631">
            <text:p>1631</text:p>
          </table:table-cell>
          <table:table-cell office:value-type="float" office:value="702">
            <text:p>702</text:p>
          </table:table-cell>
          <table:table-cell office:value-type="float" office:value="1727">
            <text:p>1727</text:p>
          </table:table-cell>
          <table:table-cell office:value-type="float" office:value="558">
            <text:p>558</text:p>
          </table:table-cell>
          <table:table-cell office:value-type="float" office:value="1817">
            <text:p>1817</text:p>
          </table:table-cell>
          <table:table-cell office:value-type="float" office:value="450">
            <text:p>450</text:p>
          </table:table-cell>
          <table:table-cell office:value-type="float" office:value="1909">
            <text:p>1909</text:p>
          </table:table-cell>
          <table:table-cell office:value-type="float" office:value="359">
            <text:p>359</text:p>
          </table:table-cell>
          <table:table-cell office:value-type="float" office:value="1956">
            <text:p>1956</text:p>
          </table:table-cell>
          <table:table-cell office:value-type="float" office:value="343">
            <text:p>343</text:p>
          </table:table-cell>
          <table:table-cell office:value-type="float" office:value="2022">
            <text:p>2022</text:p>
          </table:table-cell>
          <table:table-cell office:value-type="float" office:value="410">
            <text:p>410</text:p>
          </table:table-cell>
          <table:table-cell office:value-type="float" office:value="2003">
            <text:p>2003</text:p>
          </table:table-cell>
          <table:table-cell office:value-type="float" office:value="457">
            <text:p>457</text:p>
          </table:table-cell>
          <table:table-cell office:value-type="float" office:value="1908">
            <text:p>1908</text:p>
          </table:table-cell>
          <table:table-cell office:value-type="float" office:value="547">
            <text:p>547</text:p>
          </table:table-cell>
          <table:table-cell office:value-type="float" office:value="1758">
            <text:p>1758</text:p>
          </table:table-cell>
          <table:table-cell office:value-type="float" office:value="637">
            <text:p>637</text:p>
          </table:table-cell>
          <table:table-cell office:value-type="float" office:value="1652">
            <text:p>1652</text:p>
          </table:table-cell>
          <table:table-cell office:value-type="float" office:value="731">
            <text:p>731</text:p>
          </table:table-cell>
          <table:table-cell office:value-type="float" office:value="1602">
            <text:p>1602</text:p>
          </table:table-cell>
          <table:table-cell office:value-type="float" office:value="804">
            <text:p>804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2">
            <text:p>752</text:p>
          </table:table-cell>
          <table:table-cell office:value-type="float" office:value="1633">
            <text:p>1633</text:p>
          </table:table-cell>
          <table:table-cell office:value-type="float" office:value="700">
            <text:p>700</text:p>
          </table:table-cell>
          <table:table-cell office:value-type="float" office:value="1729">
            <text:p>1729</text:p>
          </table:table-cell>
          <table:table-cell office:value-type="float" office:value="556">
            <text:p>556</text:p>
          </table:table-cell>
          <table:table-cell office:value-type="float" office:value="1819">
            <text:p>1819</text:p>
          </table:table-cell>
          <table:table-cell office:value-type="float" office:value="448">
            <text:p>448</text:p>
          </table:table-cell>
          <table:table-cell office:value-type="float" office:value="1911">
            <text:p>1911</text:p>
          </table:table-cell>
          <table:table-cell office:value-type="float" office:value="358">
            <text:p>358</text:p>
          </table:table-cell>
          <table:table-cell office:value-type="float" office:value="1958">
            <text:p>1958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1">
            <text:p>411</text:p>
          </table:table-cell>
          <table:table-cell office:value-type="float" office:value="2001">
            <text:p>2001</text:p>
          </table:table-cell>
          <table:table-cell office:value-type="float" office:value="459">
            <text:p>459</text:p>
          </table:table-cell>
          <table:table-cell office:value-type="float" office:value="1906">
            <text:p>1906</text:p>
          </table:table-cell>
          <table:table-cell office:value-type="float" office:value="548">
            <text:p>548</text:p>
          </table:table-cell>
          <table:table-cell office:value-type="float" office:value="1756">
            <text:p>1756</text:p>
          </table:table-cell>
          <table:table-cell office:value-type="float" office:value="639">
            <text:p>639</text:p>
          </table:table-cell>
          <table:table-cell office:value-type="float" office:value="1650">
            <text:p>1650</text:p>
          </table:table-cell>
          <table:table-cell office:value-type="float" office:value="732">
            <text:p>732</text:p>
          </table:table-cell>
          <table:table-cell office:value-type="float" office:value="1601">
            <text:p>1601</text:p>
          </table:table-cell>
          <table:table-cell office:value-type="float" office:value="805">
            <text:p>805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1">
            <text:p>751</text:p>
          </table:table-cell>
          <table:table-cell office:value-type="float" office:value="1635">
            <text:p>1635</text:p>
          </table:table-cell>
          <table:table-cell office:value-type="float" office:value="658">
            <text:p>658</text:p>
          </table:table-cell>
          <table:table-cell office:value-type="float" office:value="1731">
            <text:p>1731</text:p>
          </table:table-cell>
          <table:table-cell office:value-type="float" office:value="554">
            <text:p>554</text:p>
          </table:table-cell>
          <table:table-cell office:value-type="float" office:value="1821">
            <text:p>1821</text:p>
          </table:table-cell>
          <table:table-cell office:value-type="float" office:value="446">
            <text:p>446</text:p>
          </table:table-cell>
          <table:table-cell office:value-type="float" office:value="1913">
            <text:p>1913</text:p>
          </table:table-cell>
          <table:table-cell office:value-type="float" office:value="357">
            <text:p>357</text:p>
          </table:table-cell>
          <table:table-cell office:value-type="float" office:value="1959">
            <text:p>1959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3">
            <text:p>413</text:p>
          </table:table-cell>
          <table:table-cell office:value-type="float" office:value="2000">
            <text:p>2000</text:p>
          </table:table-cell>
          <table:table-cell office:value-type="float" office:value="501">
            <text:p>501</text:p>
          </table:table-cell>
          <table:table-cell office:value-type="float" office:value="1904">
            <text:p>1904</text:p>
          </table:table-cell>
          <table:table-cell office:value-type="float" office:value="550">
            <text:p>550</text:p>
          </table:table-cell>
          <table:table-cell office:value-type="float" office:value="1754">
            <text:p>1754</text:p>
          </table:table-cell>
          <table:table-cell office:value-type="float" office:value="640">
            <text:p>640</text:p>
          </table:table-cell>
          <table:table-cell office:value-type="float" office:value="1648">
            <text:p>1648</text:p>
          </table:table-cell>
          <table:table-cell office:value-type="float" office:value="734">
            <text:p>734</text:p>
          </table:table-cell>
          <table:table-cell office:value-type="float" office:value="1600">
            <text:p>1600</text:p>
          </table:table-cell>
          <table:table-cell office:value-type="float" office:value="805">
            <text:p>805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1636">
            <text:p>1636</text:p>
          </table:table-cell>
          <table:table-cell office:value-type="float" office:value="656">
            <text:p>656</text:p>
          </table:table-cell>
          <table:table-cell office:value-type="float" office:value="1732">
            <text:p>1732</text:p>
          </table:table-cell>
          <table:table-cell office:value-type="float" office:value="551">
            <text:p>551</text:p>
          </table:table-cell>
          <table:table-cell office:value-type="float" office:value="1822">
            <text:p>1822</text:p>
          </table:table-cell>
          <table:table-cell office:value-type="float" office:value="444">
            <text:p>444</text:p>
          </table:table-cell>
          <table:table-cell office:value-type="float" office:value="1914">
            <text:p>1914</text:p>
          </table:table-cell>
          <table:table-cell office:value-type="float" office:value="355">
            <text:p>355</text:p>
          </table:table-cell>
          <table:table-cell office:value-type="float" office:value="2000">
            <text:p>2000</text:p>
          </table:table-cell>
          <table:table-cell office:value-type="float" office:value="344">
            <text:p>344</text:p>
          </table:table-cell>
          <table:table-cell office:value-type="float" office:value="2022">
            <text:p>2022</text:p>
          </table:table-cell>
          <table:table-cell office:value-type="float" office:value="414">
            <text:p>414</text:p>
          </table:table-cell>
          <table:table-cell office:value-type="float" office:value="1959">
            <text:p>1959</text:p>
          </table:table-cell>
          <table:table-cell office:value-type="float" office:value="502">
            <text:p>502</text:p>
          </table:table-cell>
          <table:table-cell office:value-type="float" office:value="1902">
            <text:p>1902</text:p>
          </table:table-cell>
          <table:table-cell office:value-type="float" office:value="552">
            <text:p>552</text:p>
          </table:table-cell>
          <table:table-cell office:value-type="float" office:value="1751">
            <text:p>1751</text:p>
          </table:table-cell>
          <table:table-cell office:value-type="float" office:value="642">
            <text:p>642</text:p>
          </table:table-cell>
          <table:table-cell office:value-type="float" office:value="1646">
            <text:p>1646</text:p>
          </table:table-cell>
          <table:table-cell office:value-type="float" office:value="735">
            <text:p>735</text:p>
          </table:table-cell>
          <table:table-cell office:value-type="float" office:value="1559">
            <text:p>1559</text:p>
          </table:table-cell>
          <table:table-cell office:value-type="float" office:value="805">
            <text:p>805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8">
            <text:p>748</text:p>
          </table:table-cell>
          <table:table-cell office:value-type="float" office:value="1638">
            <text:p>1638</text:p>
          </table:table-cell>
          <table:table-cell office:value-type="float" office:value="654">
            <text:p>654</text:p>
          </table:table-cell>
          <table:table-cell office:value-type="float" office:value="1734">
            <text:p>1734</text:p>
          </table:table-cell>
          <table:table-cell office:value-type="float" office:value="549">
            <text:p>549</text:p>
          </table:table-cell>
          <table:table-cell office:value-type="float" office:value="1824">
            <text:p>1824</text:p>
          </table:table-cell>
          <table:table-cell office:value-type="float" office:value="442">
            <text:p>442</text:p>
          </table:table-cell>
          <table:table-cell office:value-type="float" office:value="1916">
            <text:p>1916</text:p>
          </table:table-cell>
          <table:table-cell office:value-type="float" office:value="354">
            <text:p>354</text:p>
          </table:table-cell>
          <table:table-cell office:value-type="float" office:value="2001">
            <text:p>2001</text:p>
          </table:table-cell>
          <table:table-cell office:value-type="float" office:value="345">
            <text:p>345</text:p>
          </table:table-cell>
          <table:table-cell office:value-type="float" office:value="2022">
            <text:p>2022</text:p>
          </table:table-cell>
          <table:table-cell office:value-type="float" office:value="416">
            <text:p>416</text:p>
          </table:table-cell>
          <table:table-cell office:value-type="float" office:value="1957">
            <text:p>1957</text:p>
          </table:table-cell>
          <table:table-cell office:value-type="float" office:value="504">
            <text:p>504</text:p>
          </table:table-cell>
          <table:table-cell office:value-type="float" office:value="1859">
            <text:p>1859</text:p>
          </table:table-cell>
          <table:table-cell office:value-type="float" office:value="553">
            <text:p>553</text:p>
          </table:table-cell>
          <table:table-cell office:value-type="float" office:value="1749">
            <text:p>1749</text:p>
          </table:table-cell>
          <table:table-cell office:value-type="float" office:value="644">
            <text:p>644</text:p>
          </table:table-cell>
          <table:table-cell office:value-type="float" office:value="1644">
            <text:p>1644</text:p>
          </table:table-cell>
          <table:table-cell office:value-type="float" office:value="737">
            <text:p>737</text:p>
          </table:table-cell>
          <table:table-cell office:value-type="float" office:value="1559">
            <text:p>1559</text:p>
          </table:table-cell>
          <table:table-cell office:value-type="float" office:value="806">
            <text:p>806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47">
            <text:p>747</text:p>
          </table:table-cell>
          <table:table-cell office:value-type="float" office:value="1640">
            <text:p>1640</text:p>
          </table:table-cell>
          <table:table-cell office:value-type="float" office:value="652">
            <text:p>652</text:p>
          </table:table-cell>
          <table:table-cell office:value-type="float" office:value="1736">
            <text:p>1736</text:p>
          </table:table-cell>
          <table:table-cell office:value-type="float" office:value="547">
            <text:p>547</text:p>
          </table:table-cell>
          <table:table-cell office:value-type="float" office:value="1826">
            <text:p>1826</text:p>
          </table:table-cell>
          <table:table-cell office:value-type="float" office:value="440">
            <text:p>440</text:p>
          </table:table-cell>
          <table:table-cell office:value-type="float" office:value="1918">
            <text:p>1918</text:p>
          </table:table-cell>
          <table:table-cell office:value-type="float" office:value="353">
            <text:p>353</text:p>
          </table:table-cell>
          <table:table-cell office:value-type="float" office:value="2003">
            <text:p>2003</text:p>
          </table:table-cell>
          <table:table-cell office:value-type="float" office:value="345">
            <text:p>345</text:p>
          </table:table-cell>
          <table:table-cell office:value-type="float" office:value="2022">
            <text:p>2022</text:p>
          </table:table-cell>
          <table:table-cell office:value-type="float" office:value="417">
            <text:p>417</text:p>
          </table:table-cell>
          <table:table-cell office:value-type="float" office:value="1956">
            <text:p>1956</text:p>
          </table:table-cell>
          <table:table-cell office:value-type="float" office:value="505">
            <text:p>505</text:p>
          </table:table-cell>
          <table:table-cell office:value-type="float" office:value="1857">
            <text:p>1857</text:p>
          </table:table-cell>
          <table:table-cell office:value-type="float" office:value="555">
            <text:p>555</text:p>
          </table:table-cell>
          <table:table-cell office:value-type="float" office:value="1747">
            <text:p>1747</text:p>
          </table:table-cell>
          <table:table-cell office:value-type="float" office:value="646">
            <text:p>646</text:p>
          </table:table-cell>
          <table:table-cell office:value-type="float" office:value="1642">
            <text:p>1642</text:p>
          </table:table-cell>
          <table:table-cell office:value-type="float" office:value="738">
            <text:p>738</text:p>
          </table:table-cell>
          <table:table-cell office:value-type="float" office:value="1558">
            <text:p>1558</text:p>
          </table:table-cell>
          <table:table-cell office:value-type="float" office:value="806">
            <text:p>806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6">
            <text:p>746</text:p>
          </table:table-cell>
          <table:table-cell office:value-type="float" office:value="1642">
            <text:p>1642</text:p>
          </table:table-cell>
          <table:table-cell office:value-type="float" office:value="649">
            <text:p>649</text:p>
          </table:table-cell>
          <table:table-cell office:value-type="float" office:value="1738">
            <text:p>1738</text:p>
          </table:table-cell>
          <table:table-cell office:value-type="float" office:value="544">
            <text:p>544</text:p>
          </table:table-cell>
          <table:table-cell office:value-type="float" office:value="1827">
            <text:p>1827</text:p>
          </table:table-cell>
          <table:table-cell office:value-type="float" office:value="438">
            <text:p>438</text:p>
          </table:table-cell>
          <table:table-cell office:value-type="float" office:value="1919">
            <text:p>1919</text:p>
          </table:table-cell>
          <table:table-cell office:value-type="float" office:value="352">
            <text:p>352</text:p>
          </table:table-cell>
          <table:table-cell office:value-type="float" office:value="2004">
            <text:p>2004</text:p>
          </table:table-cell>
          <table:table-cell office:value-type="float" office:value="346">
            <text:p>346</text:p>
          </table:table-cell>
          <table:table-cell office:value-type="float" office:value="2021">
            <text:p>2021</text:p>
          </table:table-cell>
          <table:table-cell office:value-type="float" office:value="419">
            <text:p>419</text:p>
          </table:table-cell>
          <table:table-cell office:value-type="float" office:value="1954">
            <text:p>1954</text:p>
          </table:table-cell>
          <table:table-cell office:value-type="float" office:value="507">
            <text:p>507</text:p>
          </table:table-cell>
          <table:table-cell office:value-type="float" office:value="1855">
            <text:p>1855</text:p>
          </table:table-cell>
          <table:table-cell office:value-type="float" office:value="557">
            <text:p>557</text:p>
          </table:table-cell>
          <table:table-cell office:value-type="float" office:value="1745">
            <text:p>1745</text:p>
          </table:table-cell>
          <table:table-cell office:value-type="float" office:value="647">
            <text:p>647</text:p>
          </table:table-cell>
          <table:table-cell office:value-type="float" office:value="1640">
            <text:p>1640</text:p>
          </table:table-cell>
          <table:table-cell office:value-type="float" office:value="740">
            <text:p>740</text:p>
          </table:table-cell>
          <table:table-cell office:value-type="float" office:value="1557">
            <text:p>1557</text:p>
          </table:table-cell>
          <table:table-cell office:value-type="float" office:value="806">
            <text:p>806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44">
            <text:p>744</text:p>
          </table:table-cell>
          <table:table-cell office:value-type="float" office:value="1643">
            <text:p>1643</text:p>
          </table:table-cell>
          <table:table-cell office:value-type="float" office:value="647">
            <text:p>647</text:p>
          </table:table-cell>
          <table:table-cell office:value-type="float" office:value="1739">
            <text:p>1739</text:p>
          </table:table-cell>
          <table:table-cell office:value-type="float" office:value="542">
            <text:p>542</text:p>
          </table:table-cell>
          <table:table-cell office:value-type="float" office:value="1829">
            <text:p>1829</text:p>
          </table:table-cell>
          <table:table-cell office:value-type="float" office:value="436">
            <text:p>436</text:p>
          </table:table-cell>
          <table:table-cell office:value-type="float" office:value="1921">
            <text:p>1921</text:p>
          </table:table-cell>
          <table:table-cell office:value-type="float" office:value="351">
            <text:p>351</text:p>
          </table:table-cell>
          <table:table-cell office:value-type="float" office:value="2005">
            <text:p>2005</text:p>
          </table:table-cell>
          <table:table-cell office:value-type="float" office:value="347">
            <text:p>347</text:p>
          </table:table-cell>
          <table:table-cell office:value-type="float" office:value="2021">
            <text:p>2021</text:p>
          </table:table-cell>
          <table:table-cell office:value-type="float" office:value="420">
            <text:p>420</text:p>
          </table:table-cell>
          <table:table-cell office:value-type="float" office:value="1953">
            <text:p>1953</text:p>
          </table:table-cell>
          <table:table-cell office:value-type="float" office:value="509">
            <text:p>509</text:p>
          </table:table-cell>
          <table:table-cell office:value-type="float" office:value="1853">
            <text:p>1853</text:p>
          </table:table-cell>
          <table:table-cell office:value-type="float" office:value="558">
            <text:p>558</text:p>
          </table:table-cell>
          <table:table-cell office:value-type="float" office:value="1742">
            <text:p>1742</text:p>
          </table:table-cell>
          <table:table-cell office:value-type="float" office:value="649">
            <text:p>649</text:p>
          </table:table-cell>
          <table:table-cell office:value-type="float" office:value="1639">
            <text:p>1639</text:p>
          </table:table-cell>
          <table:table-cell office:value-type="float" office:value="741">
            <text:p>741</text:p>
          </table:table-cell>
          <table:table-cell office:value-type="float" office:value="1556">
            <text:p>1556</text:p>
          </table:table-cell>
          <table:table-cell office:value-type="float" office:value="806">
            <text:p>806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43">
            <text:p>743</text:p>
          </table:table-cell>
          <table:table-cell office:value-type="float" office:value="1645">
            <text:p>1645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1831">
            <text:p>1831</text:p>
          </table:table-cell>
          <table:table-cell office:value-type="float" office:value="434">
            <text:p>434</text:p>
          </table:table-cell>
          <table:table-cell office:value-type="float" office:value="1922">
            <text:p>1922</text:p>
          </table:table-cell>
          <table:table-cell office:value-type="float" office:value="351">
            <text:p>351</text:p>
          </table:table-cell>
          <table:table-cell office:value-type="float" office:value="2006">
            <text:p>2006</text:p>
          </table:table-cell>
          <table:table-cell office:value-type="float" office:value="347">
            <text:p>347</text:p>
          </table:table-cell>
          <table:table-cell office:value-type="float" office:value="2021">
            <text:p>2021</text:p>
          </table:table-cell>
          <table:table-cell office:value-type="float" office:value="422">
            <text:p>422</text:p>
          </table:table-cell>
          <table:table-cell office:value-type="float" office:value="1951">
            <text:p>1951</text:p>
          </table:table-cell>
          <table:table-cell office:value-type="float" office:value="510">
            <text:p>510</text:p>
          </table:table-cell>
          <table:table-cell office:value-type="float" office:value="1851">
            <text:p>1851</text:p>
          </table:table-cell>
          <table:table-cell office:value-type="float" office:value="600">
            <text:p>600</text:p>
          </table:table-cell>
          <table:table-cell office:value-type="float" office:value="1740">
            <text:p>1740</text:p>
          </table:table-cell>
          <table:table-cell office:value-type="float" office:value="651">
            <text:p>651</text:p>
          </table:table-cell>
          <table:table-cell office:value-type="float" office:value="1637">
            <text:p>1637</text:p>
          </table:table-cell>
          <table:table-cell office:value-type="float" office:value="743">
            <text:p>743</text:p>
          </table:table-cell>
          <table:table-cell office:value-type="float" office:value="1555">
            <text:p>1555</text:p>
          </table:table-cell>
          <table:table-cell office:value-type="float" office:value="806">
            <text:p>806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41">
            <text:p>741</text:p>
          </table:table-cell>
          <table:table-cell office:value-type="float" office:value="1647">
            <text:p>1647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1833">
            <text:p>1833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float" office:value="2007">
            <text:p>2007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float" office:value="1950">
            <text:p>1950</text:p>
          </table:table-cell>
          <table:table-cell office:value-type="float" office:value="512">
            <text:p>512</text:p>
          </table:table-cell>
          <table:table-cell office:value-type="float" office:value="1848">
            <text:p>1848</text:p>
          </table:table-cell>
          <table:table-cell table:number-columns-repeated="2"/>
          <table:table-cell office:value-type="float" office:value="653">
            <text:p>653</text:p>
          </table:table-cell>
          <table:table-cell office:value-type="float" office:value="1635">
            <text:p>1635</text:p>
          </table:table-cell>
          <table:table-cell table:number-columns-repeated="2"/>
          <table:table-cell office:value-type="float" office:value="806">
            <text:p>806</text:p>
          </table:table-cell>
          <table:table-cell office:value-type="float" office:value="1601">
            <text:p>16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19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7-01-02T19:08:44</dc:date>
    <dc:creator>Pete Restall</dc:creator>
    <meta:editing-duration>P5DT4H36M25S</meta:editing-duration>
    <meta:editing-cycles>425</meta:editing-cycles>
    <meta:generator>OpenOffice.org/3.3$Unix OpenOffice.org_project/330m20$Build-9567</meta:generator>
    <meta:document-statistic meta:table-count="10" meta:cell-count="20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8.021cm" svg:y="0.36cm" chart:style-name="ch2">
          <text:p>Sunrise and Sunset</text:p>
        </chart:title>
        <chart:legend chart:legend-position="end" svg:x="17.623cm" svg:y="4.634cm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811cm" svg:width="15.415cm" svg:height="8.192cm">
          <chartooo:coordinate-region svg:x="2.137cm" svg:y="2.01cm" svg:width="14.501cm" svg:height="7.346cm"/>
          <chart:axis chart:dimension="x" chart:name="primary-x" chart:style-name="ch5">
            <chart:title svg:x="8.623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539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NaN">
                <text:p>NaN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4">
                <text:p>0.342414862922124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NaN">
                <text:p>NaN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3">
                <text:p>0.323602878188513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NaN">
                <text:p>NaN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1">
                <text:p>0.733181406445921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NaN">
                <text:p>NaN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NaN">
                <text:p>NaN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4">
                <text:p>0.804336982576684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NaN">
                <text:p>NaN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NaN">
                <text:p>NaN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9">
                <text:p>0.842905060671979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NaN">
                <text:p>NaN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NaN">
                <text:p>NaN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1">
                <text:p>0.778320096152491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NaN">
                <text:p>NaN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4">
                <text:p>0.730746873093384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NaN">
                <text:p>NaN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NaN">
                <text:p>NaN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